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10">
            <text:p>10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39M42S">
            <text:p>11:39:42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44M12S">
            <text:p>11:44:12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11 CPU_ALL.F1:CPU_ALL.F1 CPU_ALL.F2:CPU_ALL.F11 DISK_SUMM.D2:DISK_SUMM.D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75.84">
            <text:p>176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9.11">
            <text:p>19.1</text:p>
          </table:table-cell>
          <table:table-cell table:style-name="ce4" office:value-type="float" office:value="6.4">
            <text:p>6.4</text:p>
          </table:table-cell>
          <table:table-cell table:style-name="ce4" office:value-type="float" office:value="6.45">
            <text:p>6.5</text:p>
          </table:table-cell>
          <table:table-cell table:style-name="ce4" office:value-type="float" office:value="68.04">
            <text:p>68.0</text:p>
          </table:table-cell>
          <table:table-cell table:style-name="ce4" office:value-type="float" office:value="25.51">
            <text:p>25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92.6">
            <text:p>393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3.3">
            <text:p>43.3</text:p>
          </table:table-cell>
          <table:table-cell table:style-name="ce4" office:value-type="float" office:value="16.3">
            <text:p>16.3</text:p>
          </table:table-cell>
          <table:table-cell table:style-name="ce4" office:value-type="float" office:value="16.6">
            <text:p>16.6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56.2">
            <text:p>56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595H41M12S">
            <text:p>11:41:12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26582940868655">
            <text:p>2.3</text:p>
          </table:table-cell>
          <table:table-cell table:style-name="ce4" office:value-type="float" office:value="2.546875">
            <text:p>2.5</text:p>
          </table:table-cell>
          <table:table-cell table:style-name="ce4" office:value-type="float" office:value="2.57364341085271">
            <text:p>2.6</text:p>
          </table:table-cell>
          <table:table-cell table:style-name="ce4" office:value-type="float" office:value="1.46531452087008">
            <text:p>1.5</text:p>
          </table:table-cell>
          <table:table-cell table:style-name="ce4" office:value-type="float" office:value="2.203057624461">
            <text:p>2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006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807.858">
            <text:p>8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00742704782276093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30">
            <text:p>30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39.41S">
            <text:p>00:11:39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11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5304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379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23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3112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341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7838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274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339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8635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668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7836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23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48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4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6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0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9289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58859 0 17882 1428851 23405 0 630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6946 0 4676 351383 5641 0 440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4931 0 4407 360174 4523 0 57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3204 0 3964 364428 1720 0 50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3777 0 4834 352865 11519 0 81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152193 49 201 0 0 0 0 2 0 1 0 0 0 374 0 54940 70 0 0 0 0 0 0 0 22 0 0 0 0 0 0 0 0 28644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05998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35915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335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314797 0 419533 292974 105083 55031 0 184 127465 473 314054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1344 <text:s text:c="5"/>18 <text:s text:c="3"/>0 <text:s text:c="3"/>0 <text:s text:c="3"/>0 <text:s text:c="4"/>0 <text:s text:c="9"/>0 <text:s text:c="8"/>0 <text:s text:c="4"/>1344 <text:s text:c="5"/>1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27163542 <text:s/>186561 <text:s text:c="3"/>0 <text:s/>317 <text:s text:c="3"/>0 <text:s text:c="4"/>0 <text:s text:c="9"/>0 <text:s text:c="8"/>0 302386612 <text:s/>244295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1021 23486 787790 339044 43914 264098 2468496 4106020 0 274020 445007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0918 23456 786738 338368 43914 264098 2468496 4106020 0 273908 444940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32 0 0 0 0 0 232 2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20 0 0 0 0 0 220 22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861 230159 21 23 4 54 140 94 20 0 1 0 4 2932736 413 4294967295 11673600 11773436 3217726992 3217721964 10011670 0 0 4096 536946211 3223525726 0 0 0 3 0 0 8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86561 errors:0 dropped:317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44295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7163542 (27.1 MB) <text:s/>TX bytes:302386612 (302.3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8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344 (1.3 KB) <text:s/>TX bytes:1344 (1.3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33 <text:s text:c="5"/>3947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7.8">
            <text:p>97.8</text:p>
          </table:table-cell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2.5">
            <text:p>92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office:value-type="float" office:value="43.3">
            <text:p>43.3</text:p>
          </table:table-cell>
          <table:table-cell office:value-type="float" office:value="12.9">
            <text:p>12.9</text:p>
          </table:table-cell>
          <table:table-cell office:value-type="float" office:value="9.4">
            <text:p>9.4</text:p>
          </table:table-cell>
          <table:table-cell office:value-type="float" office:value="34.5">
            <text:p>34.5</text:p>
          </table:table-cell>
          <table:table-cell office:value-type="float" office:value="56.2">
            <text:p>56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office:value-type="float" office:value="25.9">
            <text:p>25.9</text:p>
          </table:table-cell>
          <table:table-cell office:value-type="float" office:value="9.7">
            <text:p>9.7</text:p>
          </table:table-cell>
          <table:table-cell office:value-type="float" office:value="16.6">
            <text:p>16.6</text:p>
          </table:table-cell>
          <table:table-cell office:value-type="float" office:value="47.8">
            <text:p>47.8</text:p>
          </table:table-cell>
          <table:table-cell office:value-type="float" office:value="35.6">
            <text:p>35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office:value-type="float" office:value="39.6">
            <text:p>39.6</text:p>
          </table:table-cell>
          <table:table-cell office:value-type="float" office:value="16.3">
            <text:p>16.3</text:p>
          </table:table-cell>
          <table:table-cell office:value-type="float" office:value="12.2">
            <text:p>12.2</text:p>
          </table:table-cell>
          <table:table-cell office:value-type="float" office:value="31.9">
            <text:p>31.9</text:p>
          </table:table-cell>
          <table:table-cell office:value-type="float" office:value="55.9">
            <text:p>55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38.3">
            <text:p>38.3</text:p>
          </table:table-cell>
          <table:table-cell office:value-type="float" office:value="12.9">
            <text:p>12.9</text:p>
          </table:table-cell>
          <table:table-cell office:value-type="float" office:value="11.4">
            <text:p>11.4</text:p>
          </table:table-cell>
          <table:table-cell office:value-type="float" office:value="37.3">
            <text:p>37.3</text:p>
          </table:table-cell>
          <table:table-cell office:value-type="float" office:value="51.2">
            <text:p>51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office:value-type="float" office:value="39.7">
            <text:p>39.7</text:p>
          </table:table-cell>
          <table:table-cell office:value-type="float" office:value="9.9">
            <text:p>9.9</text:p>
          </table:table-cell>
          <table:table-cell office:value-type="float" office:value="10.9">
            <text:p>10.9</text:p>
          </table:table-cell>
          <table:table-cell office:value-type="float" office:value="39.5">
            <text:p>39.5</text:p>
          </table:table-cell>
          <table:table-cell office:value-type="float" office:value="49.6">
            <text:p>49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11">
            <text:p>19.11</text:p>
            <draw:frame table:end-cell-address="CPU_ALL.U39" table:end-x="0.474in" table:end-y="0.0031in" draw:z-index="0" draw:name="Chart 1" draw:style-name="gr1" svg:width="14.0496in" svg:height="5.0535in" svg:x="0.0299in" svg:y="0.0043in">
              <draw:object draw:notify-on-update-of-ranges="CPU_ALL.A2:CPU_ALL.A11 CPU_ALL.B1:CPU_ALL.B1 CPU_ALL.B2:CPU_ALL.B11 CPU_ALL.C1:CPU_ALL.C1 CPU_ALL.C2:CPU_ALL.C11 CPU_ALL.D1:CPU_ALL.D1 CPU_ALL.D2:CPU_ALL.D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6.4">
            <text:p>6.4</text:p>
          </table:table-cell>
          <table:table-cell office:value-type="float" office:value="6.45">
            <text:p>6.45</text:p>
          </table:table-cell>
          <table:table-cell office:value-type="float" office:value="68.04">
            <text:p>68.04</text:p>
          </table:table-cell>
          <table:table-cell office:value-type="float" office:value="25.51">
            <text:p>25.51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5" table:end-x="0.474in" table:end-y="0.0173in" draw:z-index="1" draw:name="Chart 2" draw:style-name="gr1" svg:width="14.0496in" svg:height="5.0539in" svg:x="0.0299in" svg:y="0.0181in">
              <draw:object draw:notify-on-update-of-ranges="CPU_ALL.A2:CPU_ALL.A11 CPU_ALL.G1:CPU_ALL.G1 CPU_ALL.G2:CPU_ALL.G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6.83">
            <text:p>16.8</text:p>
          </table:table-cell>
          <table:table-cell table:style-name="ce10" office:value-type="float" office:value="6.01">
            <text:p>6.0</text:p>
          </table:table-cell>
          <table:table-cell table:style-name="ce10" office:value-type="float" office:value="3.18">
            <text:p>3.2</text:p>
          </table:table-cell>
          <table:table-cell table:style-name="ce10" office:value-type="float" office:value="73.95">
            <text:p>74.0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9.12">
            <text:p>19.1</text:p>
          </table:table-cell>
          <table:table-cell table:style-name="ce10" office:value-type="float" office:value="5.95">
            <text:p>6.0</text:p>
          </table:table-cell>
          <table:table-cell table:style-name="ce10" office:value-type="float" office:value="3.27">
            <text:p>3.3</text:p>
          </table:table-cell>
          <table:table-cell table:style-name="ce10" office:value-type="float" office:value="71.67">
            <text:p>71.7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0.77">
            <text:p>20.8</text:p>
          </table:table-cell>
          <table:table-cell table:style-name="ce10" office:value-type="float" office:value="6.03">
            <text:p>6.0</text:p>
          </table:table-cell>
          <table:table-cell table:style-name="ce10" office:value-type="float" office:value="5.14">
            <text:p>5.1</text:p>
          </table:table-cell>
          <table:table-cell table:style-name="ce10" office:value-type="float" office:value="68.06">
            <text:p>68.1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0.48">
            <text:p>20.5</text:p>
          </table:table-cell>
          <table:table-cell table:style-name="ce10" office:value-type="float" office:value="7.76">
            <text:p>7.8</text:p>
          </table:table-cell>
          <table:table-cell table:style-name="ce10" office:value-type="float" office:value="14.7">
            <text:p>14.7</text:p>
          </table:table-cell>
          <table:table-cell table:style-name="ce10" office:value-type="float" office:value="57.06">
            <text:p>57.1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3.6">
            <text:p>3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office:value-type="float" office:value="0">
            <text:p>0</text:p>
          </table:table-cell>
          <table:table-cell office:value-type="float" office:value="706.2">
            <text:p>706.2</text:p>
          </table:table-cell>
          <table:table-cell office:value-type="float" office:value="100.8">
            <text:p>100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office:value-type="float" office:value="0">
            <text:p>0</text:p>
          </table:table-cell>
          <table:table-cell office:value-type="float" office:value="3127.6">
            <text:p>3127.6</text:p>
          </table:table-cell>
          <table:table-cell office:value-type="float" office:value="289">
            <text:p>28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office:value-type="float" office:value="0">
            <text:p>0</text:p>
          </table:table-cell>
          <table:table-cell office:value-type="float" office:value="7029.6">
            <text:p>7029.6</text:p>
          </table:table-cell>
          <table:table-cell office:value-type="float" office:value="392.6">
            <text:p>392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office:value-type="float" office:value="0">
            <text:p>0</text:p>
          </table:table-cell>
          <table:table-cell office:value-type="float" office:value="4759">
            <text:p>4759</text:p>
          </table:table-cell>
          <table:table-cell office:value-type="float" office:value="343.2">
            <text:p>343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0.2">
            <text:p>0.2</text:p>
          </table:table-cell>
          <table:table-cell office:value-type="float" office:value="6128">
            <text:p>6128</text:p>
          </table:table-cell>
          <table:table-cell office:value-type="float" office:value="332.4">
            <text:p>332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office:value-type="float" office:value="0">
            <text:p>0</text:p>
          </table:table-cell>
          <table:table-cell office:value-type="float" office:value="4935.8">
            <text:p>4935.8</text:p>
          </table:table-cell>
          <table:table-cell office:value-type="float" office:value="288">
            <text:p>28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office:value-type="float" office:value="0">
            <text:p>0</text:p>
          </table:table-cell>
          <table:table-cell office:value-type="float" office:value="207.4">
            <text:p>207.4</text:p>
          </table:table-cell>
          <table:table-cell office:value-type="float" office:value="6.8">
            <text:p>6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.4">
            <text:p>1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float" office:value="0.6">
            <text:p>0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1])" office:value-type="float" office:value="0.02">
            <text:p>0.0</text:p>
            <draw:frame table:end-cell-address="DISK_SUMM.T39" table:end-x="0.6197in" table:end-y="0.0031in" draw:z-index="0" draw:name="Chart 1" draw:style-name="gr1" svg:width="14.0118in" svg:height="5.0535in" svg:x="0.0299in" svg:y="0.0043in">
              <draw:object draw:notify-on-update-of-ranges="DISK_SUMM.A2:DISK_SUMM.A11 DISK_SUMM.B1:DISK_SUMM.B1 DISK_SUMM.B2:DISK_SUMM.B11 DISK_SUMM.C1:DISK_SUMM.C1 DISK_SUMM.C2:DISK_SUMM.C11 DISK_SUMM.D2:DISK_SUMM.D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11])" office:value-type="float" office:value="2692.86">
            <text:p>2692.9</text:p>
          </table:table-cell>
          <table:table-cell table:style-name="ce11" table:formula="of:=AVERAGE([.D2:.D11])" office:value-type="float" office:value="175.84">
            <text:p>175.8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13]=0;0;MAX(SUMPRODUCT([.B2:.B11];[.B2:.B11])/SUM([.B2:.B11])-[.B13];0))" office:value-type="float" office:value="0.18">
            <text:p>0.2</text:p>
          </table:table-cell>
          <table:table-cell table:style-name="ce11" table:formula="of:=IF([.C13]=0;0;MAX(SUMPRODUCT([.C2:.C11];[.C2:.C11])/SUM([.C2:.C11])-[.C13];0))" office:value-type="float" office:value="2665.828958208">
            <text:p>2665.8</text:p>
          </table:table-cell>
          <table:table-cell table:style-name="ce11" table:formula="of:=IF([.D13]=0;0;MAX(SUMPRODUCT([.D2:.D11];[.D2:.D11])/SUM([.D2:.D11])-[.D13];0))" office:value-type="float" office:value="142.118325750682">
            <text:p>142.1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1])-[.B13]-[.B14])" office:value-type="float" office:value="0">
            <text:p>0.0</text:p>
          </table:table-cell>
          <table:table-cell table:style-name="ce11" table:formula="of:=ABS(MAX([.C2:.C11])-[.C13]-[.C14])" office:value-type="float" office:value="1670.911041792">
            <text:p>1670.9</text:p>
          </table:table-cell>
          <table:table-cell table:style-name="ce11" table:formula="of:=ABS(MAX([.D2:.D11])-[.D13]-[.D14])" office:value-type="float" office:value="74.6416742493176">
            <text:p>74.6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5" table:end-x="0.6197in" table:end-y="0.0173in" draw:z-index="1" draw:name="Chart 2" draw:style-name="gr1" svg:width="14.0118in" svg:height="5.0539in" svg:x="0.0299in" svg:y="0.0181in">
              <draw:object draw:notify-on-update-of-ranges="DISK_SUMM.B1:DISK_SUMM.D1 DISK_SUMM.A13:DISK_SUMM.A13 DISK_SUMM.B13:DISK_SUMM.D13 DISK_SUMM.A14:DISK_SUMM.A14 DISK_SUMM.B14:DISK_SUMM.D14 DISK_SUMM.A15:DISK_SUMM.A15 DISK_SUMM.B15:DISK_SUMM.D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">
            <text:p>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">
            <text:p>1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table:number-columns-repeated="2" office:value-type="float" office:value="10.8">
            <text:p>10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1.6">
            <text:p>2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table:number-columns-repeated="2" office:value-type="float" office:value="17.9">
            <text:p>17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5.8">
            <text:p>3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table:number-columns-repeated="2" office:value-type="float" office:value="13.9">
            <text:p>13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7.8">
            <text:p>27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table:number-columns-repeated="2" office:value-type="float" office:value="18.4">
            <text:p>18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6.8">
            <text:p>3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table:number-columns-repeated="2" office:value-type="float" office:value="17.1">
            <text:p>17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4.2">
            <text:p>3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table:number-columns-repeated="2" office:value-type="float" office:value="30.5">
            <text:p>30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1">
            <text:p>6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table:number-columns-repeated="2" office:value-type="float" office:value="11.6">
            <text:p>11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3.2">
            <text:p>23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table:number-columns-repeated="2" office:value-type="float" office:value="5.8">
            <text:p>5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.6">
            <text:p>11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1])" office:value-type="float" office:value="13.7">
            <text:p>13.7</text:p>
            <draw:frame table:end-cell-address="DISKBSIZE.V39" table:end-x="0.328in" table:end-y="0.0031in" draw:z-index="0" draw:name="Chart 1" draw:style-name="gr1" svg:width="14.0177in" svg:height="5.0535in" svg:x="0.0299in" svg:y="0.0043in">
              <draw:object draw:notify-on-update-of-ranges="DISKBSIZE.B1:DISKBSIZE.F1 DISKBSIZE.B13:DISKBSIZE.F13 DISKBSIZE.B14:DISKBSIZE.F14 DISKBSIZE.B15:DISKBSIZE.F1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11])" office:value-type="float" office:value="13.7">
            <text:p>13.7</text:p>
          </table:table-cell>
          <table:table-cell table:style-name="ce11" table:formula="of:=AVERAGE([.D2:.D11])" office:value-type="float" office:value="0">
            <text:p>0.0</text:p>
          </table:table-cell>
          <table:table-cell table:style-name="ce11" table:formula="of:=AVERAGE([.E2:.E11])" office:value-type="float" office:value="0">
            <text:p>0.0</text:p>
          </table:table-cell>
          <table:table-cell table:style-name="ce11" table:formula="of:=AVERAGE([.F2:.F11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3]=0;0;MAX(SUMPRODUCT([.B2:.B11];[.B2:.B11])/SUM([.B2:.B11])-[.B13];0))" office:value-type="float" office:value="3.99839416058394">
            <text:p>4.0</text:p>
          </table:table-cell>
          <table:table-cell table:style-name="ce11" table:formula="of:=IF([.C13]=0;0;MAX(SUMPRODUCT([.C2:.C11];[.C2:.C11])/SUM([.C2:.C11])-[.C13];0))" office:value-type="float" office:value="3.99839416058394">
            <text:p>4.0</text:p>
          </table:table-cell>
          <table:table-cell table:style-name="ce11" table:formula="of:=IF([.D13]=0;0;MAX(SUMPRODUCT([.D2:.D11];[.D2:.D11])/SUM([.D2:.D11])-[.D13];0))" office:value-type="float" office:value="0">
            <text:p>0.0</text:p>
          </table:table-cell>
          <table:table-cell table:style-name="ce11" table:formula="of:=IF([.E13]=0;0;MAX(SUMPRODUCT([.E2:.E11];[.E2:.E11])/SUM([.E2:.E11])-[.E13];0))" office:value-type="float" office:value="0">
            <text:p>0.0</text:p>
          </table:table-cell>
          <table:table-cell table:style-name="ce11" table:formula="of:=IF([.F13]=0;0;MAX(SUMPRODUCT([.F2:.F11];[.F2:.F11])/SUM([.F2:.F11])-[.F13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1])-[.B13]-[.B14])" office:value-type="float" office:value="12.8016058394161">
            <text:p>12.8</text:p>
          </table:table-cell>
          <table:table-cell table:style-name="ce11" table:formula="of:=ABS(MAX([.C2:.C11])-[.C13]-[.C14])" office:value-type="float" office:value="12.8016058394161">
            <text:p>12.8</text:p>
          </table:table-cell>
          <table:table-cell table:style-name="ce11" table:formula="of:=ABS(MAX([.D2:.D11])-[.D13]-[.D14])" office:value-type="float" office:value="0">
            <text:p>0.0</text:p>
          </table:table-cell>
          <table:table-cell table:style-name="ce11" table:formula="of:=ABS(MAX([.E2:.E11])-[.E13]-[.E14])" office:value-type="float" office:value="0">
            <text:p>0.0</text:p>
          </table:table-cell>
          <table:table-cell table:style-name="ce11" table:formula="of:=ABS(MAX([.F2:.F11])-[.F13]-[.F1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3]+ [.B14]" office:value-type="float" office:value="17.6983941605839">
            <text:p>17.7</text:p>
          </table:table-cell>
          <table:table-cell table:style-name="ce11" table:formula="of:=[.C13]+ [.C14]" office:value-type="float" office:value="17.6983941605839">
            <text:p>17.7</text:p>
          </table:table-cell>
          <table:table-cell table:style-name="ce11" table:formula="of:=[.D13]+ [.D14]" office:value-type="float" office:value="0">
            <text:p>0.0</text:p>
          </table:table-cell>
          <table:table-cell table:style-name="ce11" table:formula="of:=[.E13]+ [.E14]" office:value-type="float" office:value="0">
            <text:p>0.0</text:p>
          </table:table-cell>
          <table:table-cell table:style-name="ce11" table:formula="of:=[.F13]+ [.F14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5" table:end-x="0.328in" table:end-y="0.0173in" draw:z-index="1" draw:name="Chart 2" draw:style-name="gr1" svg:width="14.0177in" svg:height="5.0539in" svg:x="0.0299in" svg:y="0.0181in">
              <draw:object draw:notify-on-update-of-ranges="DISKBSIZE.A2:DISKBSIZE.A11 DISKBSIZE.B1:DISKBSIZE.B1 DISKBSIZE.B2:DISKBSIZE.B11 DISKBSIZE.C1:DISKBSIZE.C1 DISKBSIZE.C2:DISKBSIZE.C11 DISKBSIZE.D1:DISKBSIZE.D1 DISKBSIZE.D2:DISKBSIZE.D11 DISKBSIZE.E1:DISKBSIZE.E1 DISKBSIZE.E2:DISKBSIZE.E11 DISKBSIZE.F1:DISKBSIZE.F1 DISKBSIZE.F2:DISKBSIZE.F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9">
            <text:p>0.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table:number-columns-repeated="2" office:value-type="float" office:value="17.5">
            <text:p>17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5">
            <text:p>3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table:number-columns-repeated="2" office:value-type="float" office:value="50.7">
            <text:p>50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1.4">
            <text:p>101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table:number-columns-repeated="2" office:value-type="float" office:value="78.6">
            <text:p>78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7.2">
            <text:p>15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table:number-columns-repeated="2" office:value-type="float" office:value="64.8">
            <text:p>64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9.6">
            <text:p>12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65.3">
            <text:p>65.3</text:p>
          </table:table-cell>
          <table:table-cell office:value-type="float" office:value="65.2">
            <text:p>65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0.5">
            <text:p>130.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table:number-columns-repeated="2" office:value-type="float" office:value="56.5">
            <text:p>56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3">
            <text:p>11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table:number-columns-repeated="2"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1">
            <text:p>0.1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1])" office:value-type="float" office:value="33.44">
            <text:p>33.4</text:p>
            <draw:frame table:end-cell-address="DISKBUSY.V39" table:end-x="0.328in" table:end-y="0.0031in" draw:z-index="0" draw:name="Chart 1" draw:style-name="gr1" svg:width="14.0177in" svg:height="5.0535in" svg:x="0.0299in" svg:y="0.0043in">
              <draw:object draw:notify-on-update-of-ranges="DISKBUSY.B1:DISKBUSY.F1 DISKBUSY.B13:DISKBUSY.F13 DISKBUSY.B14:DISKBUSY.F14 DISKBUSY.B15:DISKBUSY.F1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11])" office:value-type="float" office:value="33.53">
            <text:p>33.5</text:p>
          </table:table-cell>
          <table:table-cell table:style-name="ce11" table:formula="of:=AVERAGE([.D2:.D11])" office:value-type="float" office:value="0">
            <text:p>0.0</text:p>
          </table:table-cell>
          <table:table-cell table:style-name="ce11" table:formula="of:=AVERAGE([.E2:.E11])" office:value-type="float" office:value="0">
            <text:p>0.0</text:p>
          </table:table-cell>
          <table:table-cell table:style-name="ce11" table:formula="of:=AVERAGE([.F2:.F11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3]=0;0;MAX(SUMPRODUCT([.B2:.B11];[.B2:.B11])/SUM([.B2:.B11])-[.B13];0))" office:value-type="float" office:value="28.494509569378">
            <text:p>28.5</text:p>
          </table:table-cell>
          <table:table-cell table:style-name="ce11" table:formula="of:=IF([.C13]=0;0;MAX(SUMPRODUCT([.C2:.C11];[.C2:.C11])/SUM([.C2:.C11])-[.C13];0))" office:value-type="float" office:value="28.2017924246943">
            <text:p>28.2</text:p>
          </table:table-cell>
          <table:table-cell table:style-name="ce11" table:formula="of:=IF([.D13]=0;0;MAX(SUMPRODUCT([.D2:.D11];[.D2:.D11])/SUM([.D2:.D11])-[.D13];0))" office:value-type="float" office:value="0">
            <text:p>0.0</text:p>
          </table:table-cell>
          <table:table-cell table:style-name="ce11" table:formula="of:=IF([.E13]=0;0;MAX(SUMPRODUCT([.E2:.E11];[.E2:.E11])/SUM([.E2:.E11])-[.E13];0))" office:value-type="float" office:value="0">
            <text:p>0.0</text:p>
          </table:table-cell>
          <table:table-cell table:style-name="ce11" table:formula="of:=IF([.F13]=0;0;MAX(SUMPRODUCT([.F2:.F11];[.F2:.F11])/SUM([.F2:.F11])-[.F13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1])-[.B13]-[.B14])" office:value-type="float" office:value="16.665490430622">
            <text:p>16.7</text:p>
          </table:table-cell>
          <table:table-cell table:style-name="ce11" table:formula="of:=ABS(MAX([.C2:.C11])-[.C13]-[.C14])" office:value-type="float" office:value="16.8682075753057">
            <text:p>16.9</text:p>
          </table:table-cell>
          <table:table-cell table:style-name="ce11" table:formula="of:=ABS(MAX([.D2:.D11])-[.D13]-[.D14])" office:value-type="float" office:value="0">
            <text:p>0.0</text:p>
          </table:table-cell>
          <table:table-cell table:style-name="ce11" table:formula="of:=ABS(MAX([.E2:.E11])-[.E13]-[.E14])" office:value-type="float" office:value="0">
            <text:p>0.0</text:p>
          </table:table-cell>
          <table:table-cell table:style-name="ce11" table:formula="of:=ABS(MAX([.F2:.F11])-[.F13]-[.F1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3]+ [.B14]" office:value-type="float" office:value="61.934509569378">
            <text:p>61.9</text:p>
          </table:table-cell>
          <table:table-cell table:style-name="ce11" table:formula="of:=[.C13]+ [.C14]" office:value-type="float" office:value="61.7317924246943">
            <text:p>61.7</text:p>
          </table:table-cell>
          <table:table-cell table:style-name="ce11" table:formula="of:=[.D13]+ [.D14]" office:value-type="float" office:value="0">
            <text:p>0.0</text:p>
          </table:table-cell>
          <table:table-cell table:style-name="ce11" table:formula="of:=[.E13]+ [.E14]" office:value-type="float" office:value="0">
            <text:p>0.0</text:p>
          </table:table-cell>
          <table:table-cell table:style-name="ce11" table:formula="of:=[.F13]+ [.F14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5" table:end-x="0.328in" table:end-y="0.0173in" draw:z-index="1" draw:name="Chart 2" draw:style-name="gr1" svg:width="14.0177in" svg:height="5.0539in" svg:x="0.0299in" svg:y="0.0181in">
              <draw:object draw:notify-on-update-of-ranges="DISKBUSY.A2:DISKBUSY.A11 DISKBUSY.B1:DISKBUSY.B1 DISKBUSY.B2:DISKBUSY.B11 DISKBUSY.C1:DISKBUSY.C1 DISKBUSY.C2:DISKBUSY.C11 DISKBUSY.D1:DISKBUSY.D1 DISKBUSY.D2:DISKBUSY.D11 DISKBUSY.E1:DISKBUSY.E1 DISKBUSY.E2:DISKBUSY.E11 DISKBUSY.F1:DISKBUSY.F1 DISKBUSY.F2:DISKBUSY.F1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1])" office:value-type="float" office:value="0.01">
            <text:p>0.0</text:p>
            <draw:frame table:end-cell-address="DISKREAD.V39" table:end-x="0.328in" table:end-y="0.0031in" draw:z-index="0" draw:name="Chart 1" draw:style-name="gr1" svg:width="14.0177in" svg:height="5.0535in" svg:x="0.0299in" svg:y="0.0043in">
              <draw:object draw:notify-on-update-of-ranges="DISKREAD.B1:DISKREAD.F1 DISKREAD.B13:DISKREAD.F13 DISKREAD.B14:DISKREAD.F14 DISKREAD.B15:DISKREAD.F1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11])" office:value-type="float" office:value="0.01">
            <text:p>0.0</text:p>
          </table:table-cell>
          <table:table-cell table:style-name="ce11" table:formula="of:=AVERAGE([.D2:.D11])" office:value-type="float" office:value="0">
            <text:p>0.0</text:p>
          </table:table-cell>
          <table:table-cell table:style-name="ce11" table:formula="of:=AVERAGE([.E2:.E11])" office:value-type="float" office:value="0">
            <text:p>0.0</text:p>
          </table:table-cell>
          <table:table-cell table:style-name="ce11" table:formula="of:=AVERAGE([.F2:.F11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3]=0;0;MAX(SUMPRODUCT([.B2:.B11];[.B2:.B11])/SUM([.B2:.B11])-[.B13];0))" office:value-type="float" office:value="0.09">
            <text:p>0.1</text:p>
          </table:table-cell>
          <table:table-cell table:style-name="ce11" table:formula="of:=IF([.C13]=0;0;MAX(SUMPRODUCT([.C2:.C11];[.C2:.C11])/SUM([.C2:.C11])-[.C13];0))" office:value-type="float" office:value="0.09">
            <text:p>0.1</text:p>
          </table:table-cell>
          <table:table-cell table:style-name="ce11" table:formula="of:=IF([.D13]=0;0;MAX(SUMPRODUCT([.D2:.D11];[.D2:.D11])/SUM([.D2:.D11])-[.D13];0))" office:value-type="float" office:value="0">
            <text:p>0.0</text:p>
          </table:table-cell>
          <table:table-cell table:style-name="ce11" table:formula="of:=IF([.E13]=0;0;MAX(SUMPRODUCT([.E2:.E11];[.E2:.E11])/SUM([.E2:.E11])-[.E13];0))" office:value-type="float" office:value="0">
            <text:p>0.0</text:p>
          </table:table-cell>
          <table:table-cell table:style-name="ce11" table:formula="of:=IF([.F13]=0;0;MAX(SUMPRODUCT([.F2:.F11];[.F2:.F11])/SUM([.F2:.F11])-[.F13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1])-[.B13]-[.B14])" office:value-type="float" office:value="0">
            <text:p>0.0</text:p>
          </table:table-cell>
          <table:table-cell table:style-name="ce11" table:formula="of:=ABS(MAX([.C2:.C11])-[.C13]-[.C14])" office:value-type="float" office:value="0">
            <text:p>0.0</text:p>
          </table:table-cell>
          <table:table-cell table:style-name="ce11" table:formula="of:=ABS(MAX([.D2:.D11])-[.D13]-[.D14])" office:value-type="float" office:value="0">
            <text:p>0.0</text:p>
          </table:table-cell>
          <table:table-cell table:style-name="ce11" table:formula="of:=ABS(MAX([.E2:.E11])-[.E13]-[.E14])" office:value-type="float" office:value="0">
            <text:p>0.0</text:p>
          </table:table-cell>
          <table:table-cell table:style-name="ce11" table:formula="of:=ABS(MAX([.F2:.F11])-[.F13]-[.F1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3]+ [.B14]" office:value-type="float" office:value="0.1">
            <text:p>0.1</text:p>
          </table:table-cell>
          <table:table-cell table:style-name="ce11" table:formula="of:=[.C13]+ [.C14]" office:value-type="float" office:value="0.1">
            <text:p>0.1</text:p>
          </table:table-cell>
          <table:table-cell table:style-name="ce11" table:formula="of:=[.D13]+ [.D14]" office:value-type="float" office:value="0">
            <text:p>0.0</text:p>
          </table:table-cell>
          <table:table-cell table:style-name="ce11" table:formula="of:=[.E13]+ [.E14]" office:value-type="float" office:value="0">
            <text:p>0.0</text:p>
          </table:table-cell>
          <table:table-cell table:style-name="ce11" table:formula="of:=[.F13]+ [.F14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5" table:end-x="0.328in" table:end-y="0.0173in" draw:z-index="1" draw:name="Chart 2" draw:style-name="gr1" svg:width="14.0177in" svg:height="5.0539in" svg:x="0.0299in" svg:y="0.0181in">
              <draw:object draw:notify-on-update-of-ranges="DISKREAD.A2:DISKREAD.A11 DISKREAD.B1:DISKREAD.B1 DISKREAD.B2:DISKREAD.B11 DISKREAD.C1:DISKREAD.C1 DISKREAD.C2:DISKREAD.C11 DISKREAD.D1:DISKREAD.D1 DISKREAD.D2:DISKREAD.D11 DISKREAD.E1:DISKREAD.E1 DISKREAD.E2:DISKREAD.E11 DISKREAD.F1:DISKREAD.F1 DISKREAD.F2:DISKREAD.F1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table:number-columns-repeated="2" office:value-type="float" office:value="7.3">
            <text:p>7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.6">
            <text:p>1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table:number-columns-repeated="2" office:value-type="float" office:value="353.1">
            <text:p>353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06.2">
            <text:p>706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table:number-columns-repeated="2" office:value-type="float" office:value="1563.8">
            <text:p>1563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127.6">
            <text:p>3127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table:number-columns-repeated="2" office:value-type="float" office:value="3514.8">
            <text:p>3514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029.6">
            <text:p>702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table:number-columns-repeated="2" office:value-type="float" office:value="2379.5">
            <text:p>2379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759">
            <text:p>475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table:number-columns-repeated="2" office:value-type="float" office:value="3064">
            <text:p>306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128">
            <text:p>612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table:number-columns-repeated="2" office:value-type="float" office:value="2467.9">
            <text:p>2467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935.8">
            <text:p>493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table:number-columns-repeated="2" office:value-type="float" office:value="103.7">
            <text:p>103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07.4">
            <text:p>207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table:number-columns-repeated="2" office:value-type="float" office:value="8.5">
            <text:p>8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7">
            <text:p>1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table:number-columns-repeated="2" office:value-type="float" office:value="1.7">
            <text:p>1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.4">
            <text:p>3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1])" office:value-type="float" office:value="1346.43">
            <text:p>1346.4</text:p>
            <draw:frame table:end-cell-address="DISKWRITE.V39" table:end-x="0.328in" table:end-y="0.0031in" draw:z-index="0" draw:name="Chart 1" draw:style-name="gr1" svg:width="14.0177in" svg:height="5.0535in" svg:x="0.0299in" svg:y="0.0043in">
              <draw:object draw:notify-on-update-of-ranges="DISKWRITE.B1:DISKWRITE.F1 DISKWRITE.B13:DISKWRITE.F13 DISKWRITE.B14:DISKWRITE.F14 DISKWRITE.B15:DISKWRITE.F1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11])" office:value-type="float" office:value="1346.43">
            <text:p>1346.4</text:p>
          </table:table-cell>
          <table:table-cell table:style-name="ce11" table:formula="of:=AVERAGE([.D2:.D11])" office:value-type="float" office:value="0">
            <text:p>0.0</text:p>
          </table:table-cell>
          <table:table-cell table:style-name="ce11" table:formula="of:=AVERAGE([.E2:.E11])" office:value-type="float" office:value="0">
            <text:p>0.0</text:p>
          </table:table-cell>
          <table:table-cell table:style-name="ce11" table:formula="of:=AVERAGE([.F2:.F11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3]=0;0;MAX(SUMPRODUCT([.B2:.B11];[.B2:.B11])/SUM([.B2:.B11])-[.B13];0))" office:value-type="float" office:value="1332.914479104">
            <text:p>1332.9</text:p>
          </table:table-cell>
          <table:table-cell table:style-name="ce11" table:formula="of:=IF([.C13]=0;0;MAX(SUMPRODUCT([.C2:.C11];[.C2:.C11])/SUM([.C2:.C11])-[.C13];0))" office:value-type="float" office:value="1332.914479104">
            <text:p>1332.9</text:p>
          </table:table-cell>
          <table:table-cell table:style-name="ce11" table:formula="of:=IF([.D13]=0;0;MAX(SUMPRODUCT([.D2:.D11];[.D2:.D11])/SUM([.D2:.D11])-[.D13];0))" office:value-type="float" office:value="0">
            <text:p>0.0</text:p>
          </table:table-cell>
          <table:table-cell table:style-name="ce11" table:formula="of:=IF([.E13]=0;0;MAX(SUMPRODUCT([.E2:.E11];[.E2:.E11])/SUM([.E2:.E11])-[.E13];0))" office:value-type="float" office:value="0">
            <text:p>0.0</text:p>
          </table:table-cell>
          <table:table-cell table:style-name="ce11" table:formula="of:=IF([.F13]=0;0;MAX(SUMPRODUCT([.F2:.F11];[.F2:.F11])/SUM([.F2:.F11])-[.F13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1])-[.B13]-[.B14])" office:value-type="float" office:value="835.455520895999">
            <text:p>835.5</text:p>
          </table:table-cell>
          <table:table-cell table:style-name="ce11" table:formula="of:=ABS(MAX([.C2:.C11])-[.C13]-[.C14])" office:value-type="float" office:value="835.455520895999">
            <text:p>835.5</text:p>
          </table:table-cell>
          <table:table-cell table:style-name="ce11" table:formula="of:=ABS(MAX([.D2:.D11])-[.D13]-[.D14])" office:value-type="float" office:value="0">
            <text:p>0.0</text:p>
          </table:table-cell>
          <table:table-cell table:style-name="ce11" table:formula="of:=ABS(MAX([.E2:.E11])-[.E13]-[.E14])" office:value-type="float" office:value="0">
            <text:p>0.0</text:p>
          </table:table-cell>
          <table:table-cell table:style-name="ce11" table:formula="of:=ABS(MAX([.F2:.F11])-[.F13]-[.F1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3]+ [.B14]" office:value-type="float" office:value="2679.344479104">
            <text:p>2679.3</text:p>
          </table:table-cell>
          <table:table-cell table:style-name="ce11" table:formula="of:=[.C13]+ [.C14]" office:value-type="float" office:value="2679.344479104">
            <text:p>2679.3</text:p>
          </table:table-cell>
          <table:table-cell table:style-name="ce11" table:formula="of:=[.D13]+ [.D14]" office:value-type="float" office:value="0">
            <text:p>0.0</text:p>
          </table:table-cell>
          <table:table-cell table:style-name="ce11" table:formula="of:=[.E13]+ [.E14]" office:value-type="float" office:value="0">
            <text:p>0.0</text:p>
          </table:table-cell>
          <table:table-cell table:style-name="ce11" table:formula="of:=[.F13]+ [.F14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5" table:end-x="0.328in" table:end-y="0.0173in" draw:z-index="1" draw:name="Chart 2" draw:style-name="gr1" svg:width="14.0177in" svg:height="5.0539in" svg:x="0.0299in" svg:y="0.0181in">
              <draw:object draw:notify-on-update-of-ranges="DISKWRITE.A2:DISKWRITE.A11 DISKWRITE.B1:DISKWRITE.B1 DISKWRITE.B2:DISKWRITE.B11 DISKWRITE.C1:DISKWRITE.C1 DISKWRITE.C2:DISKWRITE.C11 DISKWRITE.D1:DISKWRITE.D1 DISKWRITE.D2:DISKWRITE.D11 DISKWRITE.E1:DISKWRITE.E1 DISKWRITE.E2:DISKWRITE.E11 DISKWRITE.F1:DISKWRITE.F1 DISKWRITE.F2:DISKWRITE.F11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table:number-columns-repeated="2"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.6">
            <text:p>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table:number-columns-repeated="2" office:value-type="float" office:value="50.4">
            <text:p>50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0.8">
            <text:p>10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table:number-columns-repeated="2" office:value-type="float" office:value="144.5">
            <text:p>144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89">
            <text:p>28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table:number-columns-repeated="2" office:value-type="float" office:value="196.3">
            <text:p>196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92.6">
            <text:p>39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table:number-columns-repeated="2" office:value-type="float" office:value="171.6">
            <text:p>171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43.2">
            <text:p>343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table:number-columns-repeated="2" office:value-type="float" office:value="166.2">
            <text:p>166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32.4">
            <text:p>33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table:number-columns-repeated="2" office:value-type="float" office:value="144">
            <text:p>14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88">
            <text:p>28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table:number-columns-repeated="2" office:value-type="float" office:value="3.4">
            <text:p>3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.8">
            <text:p>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table:number-columns-repeated="2" office:value-type="float" office:value="0.7">
            <text:p>0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4">
            <text:p>1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table:number-columns-repeated="2"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6">
            <text:p>0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1])" office:value-type="float" office:value="87.92">
            <text:p>87.9</text:p>
            <draw:frame table:end-cell-address="DISKXFER.V39" table:end-x="0.328in" table:end-y="0.0031in" draw:z-index="0" draw:name="Chart 1" draw:style-name="gr1" svg:width="14.0177in" svg:height="5.0535in" svg:x="0.0299in" svg:y="0.0043in">
              <draw:object draw:notify-on-update-of-ranges="DISKXFER.B1:DISKXFER.F1 DISKXFER.B13:DISKXFER.F13 DISKXFER.B14:DISKXFER.F14 DISKXFER.B15:DISKXFER.F1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11])" office:value-type="float" office:value="87.92">
            <text:p>87.9</text:p>
          </table:table-cell>
          <table:table-cell table:style-name="ce11" table:formula="of:=AVERAGE([.D2:.D11])" office:value-type="float" office:value="0">
            <text:p>0.0</text:p>
          </table:table-cell>
          <table:table-cell table:style-name="ce11" table:formula="of:=AVERAGE([.E2:.E11])" office:value-type="float" office:value="0">
            <text:p>0.0</text:p>
          </table:table-cell>
          <table:table-cell table:style-name="ce11" table:formula="of:=AVERAGE([.F2:.F11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3]=0;0;MAX(SUMPRODUCT([.B2:.B11];[.B2:.B11])/SUM([.B2:.B11])-[.B13];0))" office:value-type="float" office:value="71.0591628753412">
            <text:p>71.1</text:p>
          </table:table-cell>
          <table:table-cell table:style-name="ce11" table:formula="of:=IF([.C13]=0;0;MAX(SUMPRODUCT([.C2:.C11];[.C2:.C11])/SUM([.C2:.C11])-[.C13];0))" office:value-type="float" office:value="71.0591628753412">
            <text:p>71.1</text:p>
          </table:table-cell>
          <table:table-cell table:style-name="ce11" table:formula="of:=IF([.D13]=0;0;MAX(SUMPRODUCT([.D2:.D11];[.D2:.D11])/SUM([.D2:.D11])-[.D13];0))" office:value-type="float" office:value="0">
            <text:p>0.0</text:p>
          </table:table-cell>
          <table:table-cell table:style-name="ce11" table:formula="of:=IF([.E13]=0;0;MAX(SUMPRODUCT([.E2:.E11];[.E2:.E11])/SUM([.E2:.E11])-[.E13];0))" office:value-type="float" office:value="0">
            <text:p>0.0</text:p>
          </table:table-cell>
          <table:table-cell table:style-name="ce11" table:formula="of:=IF([.F13]=0;0;MAX(SUMPRODUCT([.F2:.F11];[.F2:.F11])/SUM([.F2:.F11])-[.F13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1])-[.B13]-[.B14])" office:value-type="float" office:value="37.3208371246588">
            <text:p>37.3</text:p>
          </table:table-cell>
          <table:table-cell table:style-name="ce11" table:formula="of:=ABS(MAX([.C2:.C11])-[.C13]-[.C14])" office:value-type="float" office:value="37.3208371246588">
            <text:p>37.3</text:p>
          </table:table-cell>
          <table:table-cell table:style-name="ce11" table:formula="of:=ABS(MAX([.D2:.D11])-[.D13]-[.D14])" office:value-type="float" office:value="0">
            <text:p>0.0</text:p>
          </table:table-cell>
          <table:table-cell table:style-name="ce11" table:formula="of:=ABS(MAX([.E2:.E11])-[.E13]-[.E14])" office:value-type="float" office:value="0">
            <text:p>0.0</text:p>
          </table:table-cell>
          <table:table-cell table:style-name="ce11" table:formula="of:=ABS(MAX([.F2:.F11])-[.F13]-[.F1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3]+ [.B14]" office:value-type="float" office:value="158.979162875341">
            <text:p>159.0</text:p>
          </table:table-cell>
          <table:table-cell table:style-name="ce11" table:formula="of:=[.C13]+ [.C14]" office:value-type="float" office:value="158.979162875341">
            <text:p>159.0</text:p>
          </table:table-cell>
          <table:table-cell table:style-name="ce11" table:formula="of:=[.D13]+ [.D14]" office:value-type="float" office:value="0">
            <text:p>0.0</text:p>
          </table:table-cell>
          <table:table-cell table:style-name="ce11" table:formula="of:=[.E13]+ [.E14]" office:value-type="float" office:value="0">
            <text:p>0.0</text:p>
          </table:table-cell>
          <table:table-cell table:style-name="ce11" table:formula="of:=[.F13]+ [.F14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5" table:end-x="0.328in" table:end-y="0.0173in" draw:z-index="1" draw:name="Chart 2" draw:style-name="gr1" svg:width="14.0177in" svg:height="5.0539in" svg:x="0.0299in" svg:y="0.0181in">
              <draw:object draw:notify-on-update-of-ranges="DISKXFER.A2:DISKXFER.A11 DISKXFER.B1:DISKXFER.B1 DISKXFER.B2:DISKXFER.B11 DISKXFER.C1:DISKXFER.C1 DISKXFER.C2:DISKXFER.C11 DISKXFER.D1:DISKXFER.D1 DISKXFER.D2:DISKXFER.D11 DISKXFER.E1:DISKXFER.E1 DISKXFER.E2:DISKXFER.E11 DISKXFER.F1:DISKXFER.F1 DISKXFER.F2:DISKXFER.F1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43.5">
            <text:p>43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office:value-type="float" office:value="43.7">
            <text:p>43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office:value-type="float" office:value="44.4">
            <text:p>44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office:value-type="float" office:value="44.7">
            <text:p>44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office:value-type="float" office:value="45.2">
            <text:p>45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45.1">
            <text:p>45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1])" office:value-type="float" office:value="44.1">
            <text:p>44.1</text:p>
            <draw:frame table:end-cell-address="JFSFILE.U39" table:end-x="0.474in" table:end-y="0.0031in" draw:z-index="0" draw:name="Chart 1" draw:style-name="gr1" svg:width="14.0496in" svg:height="5.0535in" svg:x="0.0299in" svg:y="0.0043in">
              <draw:object draw:notify-on-update-of-ranges="JFSFILE.B1:JFSFILE.F1 JFSFILE.A13:JFSFILE.A13 JFSFILE.B13:JFSFILE.F13 JFSFILE.A14:JFSFILE.A14 JFSFILE.B14:JFSFILE.F14 JFSFILE.A15:JFSFILE.A15 JFSFILE.B15:JFSFILE.F15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11])" office:value-type="float" office:value="0">
            <text:p>0.0</text:p>
          </table:table-cell>
          <table:table-cell table:style-name="ce11" table:formula="of:=AVERAGE([.D2:.D11])" office:value-type="float" office:value="0">
            <text:p>0.0</text:p>
          </table:table-cell>
          <table:table-cell table:style-name="ce11" table:formula="of:=AVERAGE([.E2:.E11])" office:value-type="float" office:value="0">
            <text:p>0.0</text:p>
          </table:table-cell>
          <table:table-cell table:style-name="ce11" table:formula="of:=AVERAGE([.F2:.F11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3]=0;0;MAX(SUMPRODUCT([.B2:.B11];[.B2:.B11])/SUM([.B2:.B11])-[.B13];0))" office:value-type="float" office:value="0.00947845804986969">
            <text:p>0.0</text:p>
          </table:table-cell>
          <table:table-cell table:style-name="ce11" table:formula="of:=IF([.C13]=0;0;MAX(SUMPRODUCT([.C2:.C11];[.C2:.C11])/SUM([.C2:.C11])-[.C13];0))" office:value-type="float" office:value="0">
            <text:p>0.0</text:p>
          </table:table-cell>
          <table:table-cell table:style-name="ce11" table:formula="of:=IF([.D13]=0;0;MAX(SUMPRODUCT([.D2:.D11];[.D2:.D11])/SUM([.D2:.D11])-[.D13];0))" office:value-type="float" office:value="0">
            <text:p>0.0</text:p>
          </table:table-cell>
          <table:table-cell table:style-name="ce11" table:formula="of:=IF([.E13]=0;0;MAX(SUMPRODUCT([.E2:.E11];[.E2:.E11])/SUM([.E2:.E11])-[.E13];0))" office:value-type="float" office:value="0">
            <text:p>0.0</text:p>
          </table:table-cell>
          <table:table-cell table:style-name="ce11" table:formula="of:=IF([.F13]=0;0;MAX(SUMPRODUCT([.F2:.F11];[.F2:.F11])/SUM([.F2:.F11])-[.F13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1])-[.B13]-[.B14])" office:value-type="float" office:value="1.09052154195012">
            <text:p>1.1</text:p>
          </table:table-cell>
          <table:table-cell table:style-name="ce11" table:formula="of:=ABS(MAX([.C2:.C11])-[.C13]-[.C14])" office:value-type="float" office:value="0">
            <text:p>0.0</text:p>
          </table:table-cell>
          <table:table-cell table:style-name="ce11" table:formula="of:=ABS(MAX([.D2:.D11])-[.D13]-[.D14])" office:value-type="float" office:value="0">
            <text:p>0.0</text:p>
          </table:table-cell>
          <table:table-cell table:style-name="ce11" table:formula="of:=ABS(MAX([.E2:.E11])-[.E13]-[.E14])" office:value-type="float" office:value="0">
            <text:p>0.0</text:p>
          </table:table-cell>
          <table:table-cell table:style-name="ce11" table:formula="of:=ABS(MAX([.F2:.F11])-[.F13]-[.F14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71.6">
            <text:p>2471.6</text:p>
          </table:table-cell>
          <table:table-cell office:value-type="float" office:value="1820.3">
            <text:p>1820.3</text:p>
          </table:table-cell>
          <table:table-cell office:value-type="float" office:value="651.4">
            <text:p>651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9.2">
            <text:p>609.2</text:p>
          </table:table-cell>
          <table:table-cell office:value-type="float" office:value="1280.5">
            <text:p>1280.5</text:p>
          </table:table-cell>
          <table:table-cell office:value-type="float" office:value="-1">
            <text:p>-1</text:p>
          </table:table-cell>
          <table:table-cell office:value-type="float" office:value="134.7">
            <text:p>134.7</text:p>
          </table:table-cell>
          <table:table-cell office:value-type="float" office:value="0">
            <text:p>0</text:p>
          </table:table-cell>
          <table:table-cell office:value-type="float" office:value="228.6">
            <text:p>228.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50.2">
            <text:p>2450.2</text:p>
          </table:table-cell>
          <table:table-cell office:value-type="float" office:value="1799.6">
            <text:p>1799.6</text:p>
          </table:table-cell>
          <table:table-cell office:value-type="float" office:value="650.6">
            <text:p>650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30.3">
            <text:p>630.3</text:p>
          </table:table-cell>
          <table:table-cell office:value-type="float" office:value="1280.9">
            <text:p>1280.9</text:p>
          </table:table-cell>
          <table:table-cell office:value-type="float" office:value="-1">
            <text:p>-1</text:p>
          </table:table-cell>
          <table:table-cell office:value-type="float" office:value="135.3">
            <text:p>135.3</text:p>
          </table:table-cell>
          <table:table-cell office:value-type="float" office:value="0">
            <text:p>0</text:p>
          </table:table-cell>
          <table:table-cell office:value-type="float" office:value="249.9">
            <text:p>249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57.2">
            <text:p>2357.2</text:p>
          </table:table-cell>
          <table:table-cell office:value-type="float" office:value="1713.8">
            <text:p>1713.8</text:p>
          </table:table-cell>
          <table:table-cell office:value-type="float" office:value="643.4">
            <text:p>643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82.6">
            <text:p>682.6</text:p>
          </table:table-cell>
          <table:table-cell office:value-type="float" office:value="1354">
            <text:p>1354</text:p>
          </table:table-cell>
          <table:table-cell office:value-type="float" office:value="-1">
            <text:p>-1</text:p>
          </table:table-cell>
          <table:table-cell office:value-type="float" office:value="140.5">
            <text:p>140.5</text:p>
          </table:table-cell>
          <table:table-cell office:value-type="float" office:value="0">
            <text:p>0</text:p>
          </table:table-cell>
          <table:table-cell office:value-type="float" office:value="267.3">
            <text:p>267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23.1">
            <text:p>2323.1</text:p>
          </table:table-cell>
          <table:table-cell office:value-type="float" office:value="1683.7">
            <text:p>1683.7</text:p>
          </table:table-cell>
          <table:table-cell office:value-type="float" office:value="639.4">
            <text:p>639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02.7">
            <text:p>702.7</text:p>
          </table:table-cell>
          <table:table-cell office:value-type="float" office:value="1387.4">
            <text:p>1387.4</text:p>
          </table:table-cell>
          <table:table-cell office:value-type="float" office:value="-1">
            <text:p>-1</text:p>
          </table:table-cell>
          <table:table-cell office:value-type="float" office:value="145.7">
            <text:p>145.7</text:p>
          </table:table-cell>
          <table:table-cell office:value-type="float" office:value="0">
            <text:p>0</text:p>
          </table:table-cell>
          <table:table-cell office:value-type="float" office:value="269.4">
            <text:p>269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284.3">
            <text:p>2284.3</text:p>
          </table:table-cell>
          <table:table-cell office:value-type="float" office:value="1646.7">
            <text:p>1646.7</text:p>
          </table:table-cell>
          <table:table-cell office:value-type="float" office:value="637.5">
            <text:p>637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38.8">
            <text:p>738.8</text:p>
          </table:table-cell>
          <table:table-cell office:value-type="float" office:value="1420.5">
            <text:p>1420.5</text:p>
          </table:table-cell>
          <table:table-cell office:value-type="float" office:value="-1">
            <text:p>-1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73.8">
            <text:p>273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275">
            <text:p>2275</text:p>
          </table:table-cell>
          <table:table-cell office:value-type="float" office:value="1637.7">
            <text:p>1637.7</text:p>
          </table:table-cell>
          <table:table-cell office:value-type="float" office:value="637.4">
            <text:p>637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34.3">
            <text:p>734.3</text:p>
          </table:table-cell>
          <table:table-cell office:value-type="float" office:value="1435.5">
            <text:p>1435.5</text:p>
          </table:table-cell>
          <table:table-cell office:value-type="float" office:value="-1">
            <text:p>-1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67.5">
            <text:p>267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92.7">
            <text:p>2392.7</text:p>
          </table:table-cell>
          <table:table-cell office:value-type="float" office:value="1755.2">
            <text:p>1755.2</text:p>
          </table:table-cell>
          <table:table-cell office:value-type="float" office:value="637.5">
            <text:p>637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9.4">
            <text:p>619.4</text:p>
          </table:table-cell>
          <table:table-cell office:value-type="float" office:value="1350.9">
            <text:p>1350.9</text:p>
          </table:table-cell>
          <table:table-cell office:value-type="float" office:value="-1">
            <text:p>-1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35.1">
            <text:p>235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92.8">
            <text:p>2392.8</text:p>
          </table:table-cell>
          <table:table-cell office:value-type="float" office:value="1755.2">
            <text:p>1755.2</text:p>
          </table:table-cell>
          <table:table-cell office:value-type="float" office:value="637.6">
            <text:p>637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9.4">
            <text:p>619.4</text:p>
          </table:table-cell>
          <table:table-cell office:value-type="float" office:value="1350.9">
            <text:p>1350.9</text:p>
          </table:table-cell>
          <table:table-cell office:value-type="float" office:value="-1">
            <text:p>-1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35.1">
            <text:p>235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92.8">
            <text:p>2392.8</text:p>
          </table:table-cell>
          <table:table-cell office:value-type="float" office:value="1755.2">
            <text:p>1755.2</text:p>
          </table:table-cell>
          <table:table-cell office:value-type="float" office:value="637.6">
            <text:p>637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9.4">
            <text:p>619.4</text:p>
          </table:table-cell>
          <table:table-cell office:value-type="float" office:value="1350.9">
            <text:p>1350.9</text:p>
          </table:table-cell>
          <table:table-cell office:value-type="float" office:value="-1">
            <text:p>-1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35.1">
            <text:p>235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92.8">
            <text:p>2392.8</text:p>
          </table:table-cell>
          <table:table-cell office:value-type="float" office:value="1755.2">
            <text:p>1755.2</text:p>
          </table:table-cell>
          <table:table-cell office:value-type="float" office:value="637.6">
            <text:p>637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9.4">
            <text:p>619.4</text:p>
          </table:table-cell>
          <table:table-cell office:value-type="float" office:value="1350.9">
            <text:p>1350.9</text:p>
          </table:table-cell>
          <table:table-cell office:value-type="float" office:value="-1">
            <text:p>-1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35.1">
            <text:p>235.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9" table:end-x="0.1303in" table:end-y="0.0031in" draw:z-index="0" draw:name="Chart 1" draw:style-name="gr1" svg:width="13.9429in" svg:height="5.0535in" svg:x="0.0299in" svg:y="0.0043in">
              <draw:object draw:notify-on-update-of-ranges="MEM.A2:MEM.A11 MEM.F1:MEM.F1 MEM.F2:MEM.F11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5" table:end-x="0.1303in" table:end-y="0.0173in" draw:z-index="1" draw:name="Chart 2" draw:style-name="gr1" svg:width="13.9429in" svg:height="5.0539in" svg:x="0.0299in" svg:y="0.0181in">
              <draw:object draw:notify-on-update-of-ranges="MEM.A2:MEM.A11 MEM.B1:MEM.B1 MEM.B2:MEM.B1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float" office:value="0">
            <text:p>0</text:p>
          </table:table-cell>
          <table:table-cell office:value-type="float" office:value="162.4">
            <text:p>162.4</text:p>
          </table:table-cell>
          <table:table-cell office:value-type="float" office:value="0">
            <text:p>0</text:p>
          </table:table-cell>
          <table:table-cell office:value-type="float" office:value="177.1">
            <text:p>177.1</text:p>
          </table:table-cell>
          <table:table-cell office:value-type="float" office:value="14.7">
            <text:p>14.7</text:p>
          </table:table-cell>
          <table:table-cell office:value-type="float" office:value="-162.4">
            <text:p>-162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24.9">
            <text:p>1424.9</text:p>
          </table:table-cell>
          <table:table-cell office:value-type="float" office:value="0">
            <text:p>0</text:p>
          </table:table-cell>
          <table:table-cell office:value-type="float" office:value="1460.9">
            <text:p>1460.9</text:p>
          </table:table-cell>
          <table:table-cell office:value-type="float" office:value="36">
            <text:p>36</text:p>
          </table:table-cell>
          <table:table-cell office:value-type="float" office:value="-1424.9">
            <text:p>-1424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9.1">
            <text:p>269.1</text:p>
          </table:table-cell>
          <table:table-cell office:value-type="float" office:value="0">
            <text:p>0</text:p>
          </table:table-cell>
          <table:table-cell office:value-type="float" office:value="280.1">
            <text:p>280.1</text:p>
          </table:table-cell>
          <table:table-cell office:value-type="float" office:value="11">
            <text:p>11</text:p>
          </table:table-cell>
          <table:table-cell office:value-type="float" office:value="-269.1">
            <text:p>-269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float" office:value="0">
            <text:p>0</text:p>
          </table:table-cell>
          <table:table-cell office:value-type="float" office:value="444.8">
            <text:p>444.8</text:p>
          </table:table-cell>
          <table:table-cell office:value-type="float" office:value="0">
            <text:p>0</text:p>
          </table:table-cell>
          <table:table-cell office:value-type="float" office:value="465.6">
            <text:p>465.6</text:p>
          </table:table-cell>
          <table:table-cell office:value-type="float" office:value="20.8">
            <text:p>20.8</text:p>
          </table:table-cell>
          <table:table-cell office:value-type="float" office:value="-444.8">
            <text:p>-444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  <table:table-cell office:value-type="float" office:value="438.1">
            <text:p>438.1</text:p>
          </table:table-cell>
          <table:table-cell office:value-type="float" office:value="0">
            <text:p>0</text:p>
          </table:table-cell>
          <table:table-cell office:value-type="float" office:value="459.6">
            <text:p>459.6</text:p>
          </table:table-cell>
          <table:table-cell office:value-type="float" office:value="21.5">
            <text:p>21.5</text:p>
          </table:table-cell>
          <table:table-cell office:value-type="float" office:value="-438.1">
            <text:p>-438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office:value-type="float" office:value="0">
            <text:p>0</text:p>
          </table:table-cell>
          <table:table-cell office:value-type="float" office:value="27.1">
            <text:p>27.1</text:p>
          </table:table-cell>
          <table:table-cell office:value-type="float" office:value="0">
            <text:p>0</text:p>
          </table:table-cell>
          <table:table-cell office:value-type="float" office:value="433.6">
            <text:p>433.6</text:p>
          </table:table-cell>
          <table:table-cell office:value-type="float" office:value="0">
            <text:p>0</text:p>
          </table:table-cell>
          <table:table-cell office:value-type="float" office:value="460.7">
            <text:p>460.7</text:p>
          </table:table-cell>
          <table:table-cell office:value-type="float" office:value="27.1">
            <text:p>27.1</text:p>
          </table:table-cell>
          <table:table-cell office:value-type="float" office:value="-433.6">
            <text:p>-433.6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1])" office:value-type="float" office:value="0">
            <text:p>0.0</text:p>
            <draw:frame table:end-cell-address="NET.U39" table:end-x="0.474in" table:end-y="0.0031in" draw:z-index="0" draw:name="Chart 1" draw:style-name="gr1" svg:width="14.0496in" svg:height="5.0535in" svg:x="0.0299in" svg:y="0.0043in">
              <draw:object draw:notify-on-update-of-ranges="NET.A2:NET.A11 NET.I1:NET.I1 NET.I2:NET.I11 NET.H1:NET.H1 NET.H2:NET.H11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11])" office:value-type="float" office:value="13.38">
            <text:p>13.4</text:p>
          </table:table-cell>
          <table:table-cell table:style-name="ce11" table:formula="of:=AVERAGE([.D2:.D11])" office:value-type="float" office:value="0">
            <text:p>0.0</text:p>
          </table:table-cell>
          <table:table-cell table:style-name="ce11" table:formula="of:=AVERAGE([.E2:.E11])" office:value-type="float" office:value="317.31">
            <text:p>317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3]=0;0;MAX(SUMPRODUCT([.B2:.B11];[.B2:.B11])/SUM([.B2:.B11])-[.B13];0))" office:value-type="float" office:value="0">
            <text:p>0.0</text:p>
          </table:table-cell>
          <table:table-cell table:style-name="ce11" table:formula="of:=IF([.C13]=0;0;MAX(SUMPRODUCT([.C2:.C11];[.C2:.C11])/SUM([.C2:.C11])-[.C13];0))" office:value-type="float" office:value="11.0164125560538">
            <text:p>11.0</text:p>
          </table:table-cell>
          <table:table-cell table:style-name="ce11" table:formula="of:=IF([.D13]=0;0;MAX(SUMPRODUCT([.D2:.D11];[.D2:.D11])/SUM([.D2:.D11])-[.D13];0))" office:value-type="float" office:value="0">
            <text:p>0.0</text:p>
          </table:table-cell>
          <table:table-cell table:style-name="ce11" table:formula="of:=IF([.E13]=0;0;MAX(SUMPRODUCT([.E2:.E11];[.E2:.E11])/SUM([.E2:.E11])-[.E13];0))" office:value-type="float" office:value="535.772547036022">
            <text:p>535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1])-[.B13]-[.B14])" office:value-type="float" office:value="0">
            <text:p>0.0</text:p>
          </table:table-cell>
          <table:table-cell table:style-name="ce11" table:formula="of:=ABS(MAX([.C2:.C11])-[.C13]-[.C14])" office:value-type="float" office:value="11.6035874439462">
            <text:p>11.6</text:p>
          </table:table-cell>
          <table:table-cell table:style-name="ce11" table:formula="of:=ABS(MAX([.D2:.D11])-[.D13]-[.D14])" office:value-type="float" office:value="0">
            <text:p>0.0</text:p>
          </table:table-cell>
          <table:table-cell table:style-name="ce11" table:formula="of:=ABS(MAX([.E2:.E11])-[.E13]-[.E14])" office:value-type="float" office:value="571.817452963979">
            <text:p>571.8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5" table:end-x="0.474in" table:end-y="0.0173in" draw:z-index="1" draw:name="Chart 2" draw:style-name="gr1" svg:width="14.0496in" svg:height="5.0539in" svg:x="0.0299in" svg:y="0.0181in">
              <draw:object draw:notify-on-update-of-ranges="NET.B1:NET.E1 NET.A13:NET.A13 NET.B13:NET.E13 NET.A14:NET.A14 NET.B14:NET.E14 NET.A15:NET.A15 NET.B15:NET.E15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91" table:end-x="0.474in" table:end-y="0.0299in" draw:z-index="2" draw:name="Chart 3" draw:style-name="gr1" svg:width="14.0496in" svg:height="5.0524in" svg:x="0.0299in" svg:y="0.0323in">
              <draw:object draw:notify-on-update-of-ranges="NET.A2:NET.A11 NET.B1:NET.B1 NET.B2:NET.B11 NET.C1:NET.C1 NET.C2:NET.C11 NET.D1:NET.D1 NET.D2:NET.D11 NET.E1:NET.E1 NET.E2:NET.E11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office:value-type="float" office:value="0">
            <text:p>0</text:p>
          </table:table-cell>
          <table:table-cell office:value-type="float" office:value="91.4">
            <text:p>91.4</text:p>
          </table:table-cell>
          <table:table-cell office:value-type="float" office:value="0">
            <text:p>0</text:p>
          </table:table-cell>
          <table:table-cell office:value-type="float" office:value="144.7">
            <text:p>144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1025.1">
            <text:p>1025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office:value-type="float" office:value="0">
            <text:p>0</text:p>
          </table:table-cell>
          <table:table-cell office:value-type="float" office:value="109.5">
            <text:p>109.5</text:p>
          </table:table-cell>
          <table:table-cell office:value-type="float" office:value="0">
            <text:p>0</text:p>
          </table:table-cell>
          <table:table-cell office:value-type="float" office:value="200.2">
            <text:p>200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office:value-type="float" office:value="0">
            <text:p>0</text:p>
          </table:table-cell>
          <table:table-cell office:value-type="float" office:value="179.4">
            <text:p>179.4</text:p>
          </table:table-cell>
          <table:table-cell office:value-type="float" office:value="0">
            <text:p>0</text:p>
          </table:table-cell>
          <table:table-cell office:value-type="float" office:value="335.5">
            <text:p>335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0">
            <text:p>0</text:p>
          </table:table-cell>
          <table:table-cell office:value-type="float" office:value="176.4">
            <text:p>176.4</text:p>
          </table:table-cell>
          <table:table-cell office:value-type="float" office:value="0">
            <text:p>0</text:p>
          </table:table-cell>
          <table:table-cell office:value-type="float" office:value="332.2">
            <text:p>332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office:value-type="float" office:value="0">
            <text:p>0</text:p>
          </table:table-cell>
          <table:table-cell office:value-type="float" office:value="190.9">
            <text:p>190.9</text:p>
          </table:table-cell>
          <table:table-cell office:value-type="float" office:value="0">
            <text:p>0</text:p>
          </table:table-cell>
          <table:table-cell office:value-type="float" office:value="338.6">
            <text:p>338.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office:value-type="float" office:value="0">
            <text:p>0</text:p>
          </table:table-cell>
          <table:table-cell office:value-type="float" office:value="11.4">
            <text:p>11.4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office:value-type="float" office:value="0">
            <text:p>0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1])" office:value-type="float" office:value="0">
            <text:p>0.0</text:p>
            <draw:frame table:end-cell-address="NETPACKET.U39" table:end-x="0.474in" table:end-y="0.0031in" draw:z-index="0" draw:name="Chart 1" draw:style-name="gr1" svg:width="14.0496in" svg:height="5.0535in" svg:x="0.0299in" svg:y="0.0043in">
              <draw:object draw:notify-on-update-of-ranges="NETPACKET.B1:NETPACKET.E1 NETPACKET.A13:NETPACKET.A13 NETPACKET.B13:NETPACKET.E13 NETPACKET.A14:NETPACKET.A14 NETPACKET.B14:NETPACKET.E14 NETPACKET.A15:NETPACKET.A15 NETPACKET.B15:NETPACKET.E1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11])" office:value-type="float" office:value="129.64">
            <text:p>129.6</text:p>
          </table:table-cell>
          <table:table-cell table:style-name="ce11" table:formula="of:=AVERAGE([.D2:.D11])" office:value-type="float" office:value="0">
            <text:p>0.0</text:p>
          </table:table-cell>
          <table:table-cell table:style-name="ce11" table:formula="of:=AVERAGE([.E2:.E11])" office:value-type="float" office:value="237.75">
            <text:p>237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3]=0;0;MAX(SUMPRODUCT([.B2:.B11];[.B2:.B11])/SUM([.B2:.B11])-[.B13];0))" office:value-type="float" office:value="0">
            <text:p>0.0</text:p>
          </table:table-cell>
          <table:table-cell table:style-name="ce11" table:formula="of:=IF([.C13]=0;0;MAX(SUMPRODUCT([.C2:.C11];[.C2:.C11])/SUM([.C2:.C11])-[.C13];0))" office:value-type="float" office:value="162.3778957112">
            <text:p>162.4</text:p>
          </table:table-cell>
          <table:table-cell table:style-name="ce11" table:formula="of:=IF([.D13]=0;0;MAX(SUMPRODUCT([.D2:.D11];[.D2:.D11])/SUM([.D2:.D11])-[.D13];0))" office:value-type="float" office:value="0">
            <text:p>0.0</text:p>
          </table:table-cell>
          <table:table-cell table:style-name="ce11" table:formula="of:=IF([.E13]=0;0;MAX(SUMPRODUCT([.E2:.E11];[.E2:.E11])/SUM([.E2:.E11])-[.E13];0))" office:value-type="float" office:value="371.888733964248">
            <text:p>371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1])-[.B13]-[.B14])" office:value-type="float" office:value="0">
            <text:p>0.0</text:p>
          </table:table-cell>
          <table:table-cell table:style-name="ce11" table:formula="of:=ABS(MAX([.C2:.C11])-[.C13]-[.C14])" office:value-type="float" office:value="215.9821042888">
            <text:p>216.0</text:p>
          </table:table-cell>
          <table:table-cell table:style-name="ce11" table:formula="of:=ABS(MAX([.D2:.D11])-[.D13]-[.D14])" office:value-type="float" office:value="0">
            <text:p>0.0</text:p>
          </table:table-cell>
          <table:table-cell table:style-name="ce11" table:formula="of:=ABS(MAX([.E2:.E11])-[.E13]-[.E14])" office:value-type="float" office:value="415.461266035752">
            <text:p>415.5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5" table:end-x="0.474in" table:end-y="0.0173in" draw:z-index="1" draw:name="Chart 2" draw:style-name="gr1" svg:width="14.0496in" svg:height="5.0539in" svg:x="0.0299in" svg:y="0.0181in">
              <draw:object draw:notify-on-update-of-ranges="NETPACKET.A2:NETPACKET.A11 NETPACKET.B1:NETPACKET.B1 NETPACKET.B2:NETPACKET.B11 NETPACKET.C1:NETPACKET.C1 NETPACKET.C2:NETPACKET.C11 NETPACKET.D1:NETPACKET.D1 NETPACKET.D2:NETPACKET.D11 NETPACKET.E1:NETPACKET.E1 NETPACKET.E2:NETPACKET.E11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39.1">
            <text:p>539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057.2">
            <text:p>2057.2</text:p>
          </table:table-cell>
          <table:table-cell table:number-columns-repeated="3" office:value-type="float" office:value="-1">
            <text:p>-1</text:p>
          </table:table-cell>
          <table:table-cell office:value-type="float" office:value="22.1">
            <text:p>22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28.7">
            <text:p>1428.7</text:p>
          </table:table-cell>
          <table:table-cell table:number-columns-repeated="3"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539.7">
            <text:p>1539.7</text:p>
          </table:table-cell>
          <table:table-cell table:number-columns-repeated="3" office:value-type="float" office:value="-1">
            <text:p>-1</text:p>
          </table:table-cell>
          <table:table-cell office:value-type="float" office:value="7.5">
            <text:p>7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597.6">
            <text:p>1597.6</text:p>
          </table:table-cell>
          <table:table-cell table:number-columns-repeated="3" office:value-type="float" office:value="-1">
            <text:p>-1</text:p>
          </table:table-cell>
          <table:table-cell office:value-type="float" office:value="7.5">
            <text:p>7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732.1">
            <text:p>1732.1</text:p>
          </table:table-cell>
          <table:table-cell table:number-columns-repeated="3" office:value-type="float" office:value="-1">
            <text:p>-1</text:p>
          </table:table-cell>
          <table:table-cell office:value-type="float" office:value="10.6">
            <text:p>10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3.8">
            <text:p>143.8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1.9">
            <text:p>141.9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7">
            <text:p>147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9" table:end-x="0.474in" table:end-y="0.0031in" draw:z-index="0" draw:name="Chart 1" draw:style-name="gr1" svg:width="14.0496in" svg:height="5.0535in" svg:x="0.0299in" svg:y="0.0043in">
              <draw:object draw:notify-on-update-of-ranges="PROC.A2:PROC.A11 PROC.B1:PROC.B1 PROC.B2:PROC.B11 PROC.C1:PROC.C1 PROC.C2:PROC.C11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5" table:end-x="0.474in" table:end-y="0.0173in" draw:z-index="1" draw:name="Chart 2" draw:style-name="gr1" svg:width="14.0496in" svg:height="5.0539in" svg:x="0.0299in" svg:y="0.0181in">
              <draw:object draw:notify-on-update-of-ranges="PROC.A2:PROC.A11 PROC.D2:PROC.D11 PROC.E2:PROC.E11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91" table:end-x="0.474in" table:end-y="0.0299in" draw:z-index="2" draw:name="Chart 3" draw:style-name="gr1" svg:width="14.0496in" svg:height="5.0524in" svg:x="0.0299in" svg:y="0.0323in">
              <draw:object draw:notify-on-update-of-ranges="PROC.A2:PROC.A11 PROC.H2:PROC.H11 PROC.I2:PROC.I1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table:number-columns-repeated="3" office:value-type="float" office:value="-1">
            <text:p>-1</text:p>
          </table:table-cell>
          <table:table-cell office:value-type="float" office:value="99">
            <text:p>99</text:p>
          </table:table-cell>
          <table:table-cell table:number-columns-repeated="13" office:value-type="float" office:value="-1">
            <text:p>-1</text:p>
          </table:table-cell>
          <table:table-cell office:value-type="float" office:value="2638">
            <text:p>2638</text:p>
          </table:table-cell>
          <table:table-cell office:value-type="float" office:value="-1">
            <text:p>-1</text:p>
          </table:table-cell>
          <table:table-cell office:value-type="float" office:value="1748">
            <text:p>1748</text:p>
          </table:table-cell>
          <table:table-cell office:value-type="float" office:value="362">
            <text:p>362</text:p>
          </table:table-cell>
          <table:table-cell office:value-type="float" office:value="-1">
            <text:p>-1</text:p>
          </table:table-cell>
          <table:table-cell office:value-type="float" office:value="190426">
            <text:p>190426</text:p>
          </table:table-cell>
          <table:table-cell table:number-columns-repeated="7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table:number-columns-repeated="3" office:value-type="float" office:value="-1">
            <text:p>-1</text:p>
          </table:table-cell>
          <table:table-cell office:value-type="float" office:value="43">
            <text:p>4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table:number-columns-repeated="3" office:value-type="float" office:value="-1">
            <text:p>-1</text:p>
          </table:table-cell>
          <table:table-cell office:value-type="float" office:value="35">
            <text:p>3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-190427">
            <text:p>-190427</text:p>
          </table:table-cell>
          <table:table-cell table:number-columns-repeated="9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table:number-columns-repeated="3"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table:number-columns-repeated="3" office:value-type="float" office:value="0">
            <text:p>0</text:p>
          </table:table-cell>
          <table:table-cell office:value-type="float" office:value="293">
            <text:p>293</text:p>
          </table:table-cell>
          <table:table-cell table:number-columns-repeated="8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table:number-columns-repeated="3" office:value-type="float" office:value="-1">
            <text:p>-1</text:p>
          </table:table-cell>
          <table:table-cell office:value-type="float" office:value="43">
            <text:p>4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4022">
            <text:p>-402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-293">
            <text:p>-293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table:number-columns-repeated="3" office:value-type="float" office:value="-1">
            <text:p>-1</text:p>
          </table:table-cell>
          <table:table-cell office:value-type="float" office:value="57">
            <text:p>5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float" office:value="-23">
            <text:p>-2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table:number-columns-repeated="3"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902">
            <text:p>6902</text:p>
          </table:table-cell>
          <table:table-cell office:value-type="float" office:value="0">
            <text:p>0</text:p>
          </table:table-cell>
          <table:table-cell office:value-type="float" office:value="5790">
            <text:p>5790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7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27">
            <text:p>-2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table:number-columns-repeated="3" office:value-type="float" office:value="-1">
            <text:p>-1</text:p>
          </table:table-cell>
          <table:table-cell office:value-type="float" office:value="54">
            <text:p>5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6716">
            <text:p>-6716</text:p>
          </table:table-cell>
          <table:table-cell office:value-type="float" office:value="0">
            <text:p>0</text:p>
          </table:table-cell>
          <table:table-cell office:value-type="float" office:value="949">
            <text:p>949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table:number-columns-repeated="3" office:value-type="float" office:value="-1">
            <text:p>-1</text:p>
          </table:table-cell>
          <table:table-cell office:value-type="float" office:value="54">
            <text:p>54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196184">
            <text:p>196184</text:p>
          </table:table-cell>
          <table:table-cell table:number-columns-repeated="14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table:number-columns-repeated="3" office:value-type="float" office:value="-1">
            <text:p>-1</text:p>
          </table:table-cell>
          <table:table-cell office:value-type="float" office:value="54">
            <text:p>54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16" office:value-type="float" office:value="0">
            <text:p>0</text:p>
          </table:table-cell>
          <table:table-cell office:value-type="float" office:value="-18">
            <text:p>-1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table:number-columns-repeated="3" office:value-type="float" office:value="-1">
            <text:p>-1</text:p>
          </table:table-cell>
          <table:table-cell office:value-type="float" office:value="54">
            <text:p>54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16" office:value-type="float" office:value="0">
            <text:p>0</text:p>
          </table:table-cell>
          <table:table-cell office:value-type="float" office:value="-18">
            <text:p>-18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9" table:end-x="0.474in" table:end-y="0.0031in" draw:z-index="0" draw:name="Chart 1" draw:style-name="gr1" svg:width="14.0496in" svg:height="5.0535in" svg:x="0.0299in" svg:y="0.0043in">
              <draw:object draw:notify-on-update-of-ranges="VM.A2:VM.A11 VM.H1:VM.H1 VM.H2:VM.H11 VM.I1:VM.I1 VM.I2:VM.I11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5" table:end-x="0.474in" table:end-y="0.0173in" draw:z-index="1" draw:name="Chart 2" draw:style-name="gr1" svg:width="14.0496in" svg:height="5.0539in" svg:x="0.0299in" svg:y="0.0181in">
              <draw:object draw:notify-on-update-of-ranges="VM.A2:VM.A11 VM.J1:VM.J1 VM.J2:VM.J11 VM.K1:VM.K1 VM.K2:VM.K11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39M42S">
            <text:p>11:39:4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39M42S">
            <text:p>11:39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40M12S">
            <text:p>11:40:1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40M12S">
            <text:p>11:40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40M42S">
            <text:p>11:40:4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40M42S">
            <text:p>11:40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41M12S">
            <text:p>11:41:1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41M12S">
            <text:p>11:41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1H41M42S">
            <text:p>11:41:4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41M42S">
            <text:p>11:41</text:p>
          </table:table-cell>
          <table:table-cell table:number-columns-repeated="1020"/>
        </table:table-row>
        <table:table-row table:style-name="ro1">
          <table:table-cell office:value-type="string">
            <text:p>T0006</text:p>
          </table:table-cell>
          <table:table-cell office:value-type="time" office:time-value="PT11H42M12S">
            <text:p>11:42:1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42M12S">
            <text:p>11:42</text:p>
          </table:table-cell>
          <table:table-cell table:number-columns-repeated="1020"/>
        </table:table-row>
        <table:table-row table:style-name="ro1">
          <table:table-cell office:value-type="string">
            <text:p>T0007</text:p>
          </table:table-cell>
          <table:table-cell office:value-type="time" office:time-value="PT11H42M42S">
            <text:p>11:42:4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42M42S">
            <text:p>11:42</text:p>
          </table:table-cell>
          <table:table-cell table:number-columns-repeated="1020"/>
        </table:table-row>
        <table:table-row table:style-name="ro1">
          <table:table-cell office:value-type="string">
            <text:p>T0008</text:p>
          </table:table-cell>
          <table:table-cell office:value-type="time" office:time-value="PT11H43M12S">
            <text:p>11:43:1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43M12S">
            <text:p>11:43</text:p>
          </table:table-cell>
          <table:table-cell table:number-columns-repeated="1020"/>
        </table:table-row>
        <table:table-row table:style-name="ro1">
          <table:table-cell office:value-type="string">
            <text:p>T0009</text:p>
          </table:table-cell>
          <table:table-cell office:value-type="time" office:time-value="PT11H43M42S">
            <text:p>11:43:4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43M42S">
            <text:p>11:43</text:p>
          </table:table-cell>
          <table:table-cell table:number-columns-repeated="1020"/>
        </table:table-row>
        <table:table-row table:style-name="ro1">
          <table:table-cell office:value-type="string">
            <text:p>T0010</text:p>
          </table:table-cell>
          <table:table-cell office:value-type="time" office:time-value="PT11H44M12S">
            <text:p>11:44:1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44M12S">
            <text:p>11:44</text:p>
          </table:table-cell>
          <table:table-cell table:number-columns-repeated="1020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4.5">
            <text:p>4.5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92.8">
            <text:p>92.8</text:p>
          </table:table-cell>
          <table:table-cell office:value-type="float" office:value="5.7">
            <text:p>5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95">
            <text:p>95</text:p>
          </table:table-cell>
          <table:table-cell office:value-type="float" office:value="3.7">
            <text:p>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3.9">
            <text:p>3.9</text:p>
          </table:table-cell>
          <table:table-cell office:value-type="float" office:value="44.2">
            <text:p>44.2</text:p>
          </table:table-cell>
          <table:table-cell office:value-type="float" office:value="51.9">
            <text:p>51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office:value-type="float" office:value="17">
            <text:p>17</text:p>
          </table:table-cell>
          <table:table-cell office:value-type="float" office:value="8.2">
            <text:p>8.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  <table:table-cell office:value-type="float" office:value="25.2">
            <text:p>25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office:value-type="float" office:value="40.9">
            <text:p>40.9</text:p>
          </table:table-cell>
          <table:table-cell office:value-type="float" office:value="15.9">
            <text:p>15.9</text:p>
          </table:table-cell>
          <table:table-cell office:value-type="float" office:value="6.9">
            <text:p>6.9</text:p>
          </table:table-cell>
          <table:table-cell office:value-type="float" office:value="36.2">
            <text:p>36.2</text:p>
          </table:table-cell>
          <table:table-cell office:value-type="float" office:value="56.8">
            <text:p>56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31.4">
            <text:p>31.4</text:p>
          </table:table-cell>
          <table:table-cell office:value-type="float" office:value="13.2">
            <text:p>13.2</text:p>
          </table:table-cell>
          <table:table-cell office:value-type="float" office:value="6.4">
            <text:p>6.4</text:p>
          </table:table-cell>
          <table:table-cell office:value-type="float" office:value="48.9">
            <text:p>48.9</text:p>
          </table:table-cell>
          <table:table-cell office:value-type="float" office:value="44.6">
            <text:p>44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office:value-type="float" office:value="31.7">
            <text:p>31.7</text:p>
          </table:table-cell>
          <table:table-cell office:value-type="float" office:value="8.4">
            <text:p>8.4</text:p>
          </table:table-cell>
          <table:table-cell office:value-type="float" office:value="3.8">
            <text:p>3.8</text:p>
          </table:table-cell>
          <table:table-cell office:value-type="float" office:value="56">
            <text:p>56</text:p>
          </table:table-cell>
          <table:table-cell office:value-type="float" office:value="40.1">
            <text:p>4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6.83">
            <text:p>16.83</text:p>
            <draw:frame table:end-cell-address="CPU01.U39" table:end-x="0.474in" table:end-y="0.0031in" draw:z-index="0" draw:name="Chart 1" draw:style-name="gr1" svg:width="14.0496in" svg:height="5.0535in" svg:x="0.0299in" svg:y="0.0043in">
              <draw:object draw:notify-on-update-of-ranges="CPU01.A2:CPU01.A11 CPU01.B1:CPU01.B1 CPU01.B2:CPU01.B11 CPU01.C1:CPU01.C1 CPU01.C2:CPU01.C11 CPU01.D1:CPU01.D1 CPU01.D2:CPU01.D11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6.01">
            <text:p>6.01</text:p>
          </table:table-cell>
          <table:table-cell office:value-type="float" office:value="3.18">
            <text:p>3.18</text:p>
          </table:table-cell>
          <table:table-cell office:value-type="float" office:value="73.95">
            <text:p>73.95</text:p>
          </table:table-cell>
          <table:table-cell office:value-type="float" office:value="22.84">
            <text:p>22.84</text:p>
          </table:table-cell>
          <table:table-cell table:number-columns-repeated="1018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3.9">
            <text:p>3.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93.8">
            <text:p>93.8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office:value-type="float" office:value="2.7">
            <text:p>2.7</text:p>
          </table:table-cell>
          <table:table-cell office:value-type="float" office:value="0.7">
            <text:p>0.7</text:p>
          </table:table-cell>
          <table:table-cell office:value-type="float" office:value="1.6">
            <text:p>1.6</text:p>
          </table:table-cell>
          <table:table-cell office:value-type="float" office:value="95">
            <text:p>95</text:p>
          </table:table-cell>
          <table:table-cell office:value-type="float" office:value="3.4">
            <text:p>3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office:value-type="float" office:value="42.4">
            <text:p>42.4</text:p>
          </table:table-cell>
          <table:table-cell office:value-type="float" office:value="13.3">
            <text:p>13.3</text:p>
          </table:table-cell>
          <table:table-cell office:value-type="float" office:value="4.8">
            <text:p>4.8</text:p>
          </table:table-cell>
          <table:table-cell office:value-type="float" office:value="39.6">
            <text:p>39.6</text:p>
          </table:table-cell>
          <table:table-cell office:value-type="float" office:value="55.7">
            <text:p>55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office:value-type="float" office:value="21.7">
            <text:p>21.7</text:p>
          </table:table-cell>
          <table:table-cell office:value-type="float" office:value="9">
            <text:p>9</text:p>
          </table:table-cell>
          <table:table-cell office:value-type="float" office:value="8.2">
            <text:p>8.2</text:p>
          </table:table-cell>
          <table:table-cell office:value-type="float" office:value="61.1">
            <text:p>61.1</text:p>
          </table:table-cell>
          <table:table-cell office:value-type="float" office:value="30.7">
            <text:p>3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office:value-type="float" office:value="33.9">
            <text:p>33.9</text:p>
          </table:table-cell>
          <table:table-cell office:value-type="float" office:value="15.6">
            <text:p>15.6</text:p>
          </table:table-cell>
          <table:table-cell office:value-type="float" office:value="6.2">
            <text:p>6.2</text:p>
          </table:table-cell>
          <table:table-cell office:value-type="float" office:value="44.3">
            <text:p>44.3</text:p>
          </table:table-cell>
          <table:table-cell office:value-type="float" office:value="49.5">
            <text:p>49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39.9">
            <text:p>39.9</text:p>
          </table:table-cell>
          <table:table-cell office:value-type="float" office:value="10">
            <text:p>10</text:p>
          </table:table-cell>
          <table:table-cell office:value-type="float" office:value="4.8">
            <text:p>4.8</text:p>
          </table:table-cell>
          <table:table-cell office:value-type="float" office:value="45.3">
            <text:p>45.3</text:p>
          </table:table-cell>
          <table:table-cell office:value-type="float" office:value="49.9">
            <text:p>49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office:value-type="float" office:value="46.7">
            <text:p>46.7</text:p>
          </table:table-cell>
          <table:table-cell office:value-type="float" office:value="9.7">
            <text:p>9.7</text:p>
          </table:table-cell>
          <table:table-cell office:value-type="float" office:value="5.9">
            <text:p>5.9</text:p>
          </table:table-cell>
          <table:table-cell office:value-type="float" office:value="37.7">
            <text:p>37.7</text:p>
          </table:table-cell>
          <table:table-cell office:value-type="float" office:value="56.4">
            <text:p>56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12">
            <text:p>19.12</text:p>
            <draw:frame table:end-cell-address="CPU02.U39" table:end-x="0.474in" table:end-y="0.0031in" draw:z-index="0" draw:name="Chart 1" draw:style-name="gr1" svg:width="14.0496in" svg:height="5.0535in" svg:x="0.0299in" svg:y="0.0043in">
              <draw:object draw:notify-on-update-of-ranges="CPU02.A2:CPU02.A11 CPU02.B1:CPU02.B1 CPU02.B2:CPU02.B11 CPU02.C1:CPU02.C1 CPU02.C2:CPU02.C11 CPU02.D1:CPU02.D1 CPU02.D2:CPU02.D11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5.95">
            <text:p>5.95</text:p>
          </table:table-cell>
          <table:table-cell office:value-type="float" office:value="3.27">
            <text:p>3.27</text:p>
          </table:table-cell>
          <table:table-cell office:value-type="float" office:value="71.67">
            <text:p>71.67</text:p>
          </table:table-cell>
          <table:table-cell office:value-type="float" office:value="25.07">
            <text:p>25.07</text:p>
          </table:table-cell>
          <table:table-cell table:number-columns-repeated="1018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95.1">
            <text:p>95.1</text:p>
          </table:table-cell>
          <table:table-cell office:value-type="float" office:value="4.4">
            <text:p>4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office:value-type="float" office:value="2.5">
            <text:p>2.5</text:p>
          </table:table-cell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  <table:table-cell office:value-type="float" office:value="95.6">
            <text:p>95.6</text:p>
          </table:table-cell>
          <table:table-cell office:value-type="float" office:value="3.2">
            <text:p>3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office:value-type="float" office:value="46.5">
            <text:p>46.5</text:p>
          </table:table-cell>
          <table:table-cell office:value-type="float" office:value="10.1">
            <text:p>10.1</text:p>
          </table:table-cell>
          <table:table-cell office:value-type="float" office:value="6.6">
            <text:p>6.6</text:p>
          </table:table-cell>
          <table:table-cell office:value-type="float" office:value="36.8">
            <text:p>36.8</text:p>
          </table:table-cell>
          <table:table-cell office:value-type="float" office:value="56.6">
            <text:p>56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office:value-type="float" office:value="30.5">
            <text:p>30.5</text:p>
          </table:table-cell>
          <table:table-cell office:value-type="float" office:value="9.9">
            <text:p>9.9</text:p>
          </table:table-cell>
          <table:table-cell office:value-type="float" office:value="11">
            <text:p>11</text:p>
          </table:table-cell>
          <table:table-cell office:value-type="float" office:value="48.6">
            <text:p>48.6</text:p>
          </table:table-cell>
          <table:table-cell office:value-type="float" office:value="40.4">
            <text:p>4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office:value-type="float" office:value="46.2">
            <text:p>46.2</text:p>
          </table:table-cell>
          <table:table-cell office:value-type="float" office:value="15">
            <text:p>15</text:p>
          </table:table-cell>
          <table:table-cell office:value-type="float" office:value="9.1">
            <text:p>9.1</text:p>
          </table:table-cell>
          <table:table-cell office:value-type="float" office:value="29.7">
            <text:p>29.7</text:p>
          </table:table-cell>
          <table:table-cell office:value-type="float" office:value="61.2">
            <text:p>61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42.9">
            <text:p>42.9</text:p>
          </table:table-cell>
          <table:table-cell office:value-type="float" office:value="14.3">
            <text:p>14.3</text:p>
          </table:table-cell>
          <table:table-cell office:value-type="float" office:value="7.7">
            <text:p>7.7</text:p>
          </table:table-cell>
          <table:table-cell office:value-type="float" office:value="35.1">
            <text:p>35.1</text:p>
          </table:table-cell>
          <table:table-cell office:value-type="float" office:value="57.2">
            <text:p>57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office:value-type="float" office:value="35.7">
            <text:p>35.7</text:p>
          </table:table-cell>
          <table:table-cell office:value-type="float" office:value="9.3">
            <text:p>9.3</text:p>
          </table:table-cell>
          <table:table-cell office:value-type="float" office:value="15.3">
            <text:p>15.3</text:p>
          </table:table-cell>
          <table:table-cell office:value-type="float" office:value="39.7">
            <text:p>39.7</text:p>
          </table:table-cell>
          <table:table-cell office:value-type="float" office:value="45">
            <text:p>4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77">
            <text:p>20.77</text:p>
            <draw:frame table:end-cell-address="CPU03.U39" table:end-x="0.474in" table:end-y="0.0031in" draw:z-index="0" draw:name="Chart 1" draw:style-name="gr1" svg:width="14.0496in" svg:height="5.0535in" svg:x="0.0299in" svg:y="0.0043in">
              <draw:object draw:notify-on-update-of-ranges="CPU03.A2:CPU03.A11 CPU03.B1:CPU03.B1 CPU03.B2:CPU03.B11 CPU03.C1:CPU03.C1 CPU03.C2:CPU03.C11 CPU03.D1:CPU03.D1 CPU03.D2:CPU03.D11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6.03">
            <text:p>6.03</text:p>
          </table:table-cell>
          <table:table-cell office:value-type="float" office:value="5.14">
            <text:p>5.14</text:p>
          </table:table-cell>
          <table:table-cell office:value-type="float" office:value="68.06">
            <text:p>68.06</text:p>
          </table:table-cell>
          <table:table-cell office:value-type="float" office:value="26.8">
            <text:p>26.8</text:p>
          </table:table-cell>
          <table:table-cell table:number-columns-repeated="1018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39M42S">
            <text:p>11:39:42</text:p>
          </table:table-cell>
          <table:table-cell office:value-type="float" office:value="3.6">
            <text:p>3.6</text:p>
          </table:table-cell>
          <table:table-cell office:value-type="float" office:value="1.3">
            <text:p>1.3</text:p>
          </table:table-cell>
          <table:table-cell office:value-type="float" office:value="3">
            <text:p>3</text:p>
          </table:table-cell>
          <table:table-cell office:value-type="float" office:value="92.1">
            <text:p>92.1</text:p>
          </table:table-cell>
          <table:table-cell office:value-type="float" office:value="4.9">
            <text:p>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0M12S">
            <text:p>11:40:12</text:p>
          </table:table-cell>
          <table:table-cell office:value-type="float" office:value="2.3">
            <text:p>2.3</text:p>
          </table:table-cell>
          <table:table-cell office:value-type="float" office:value="1.5">
            <text:p>1.5</text:p>
          </table:table-cell>
          <table:table-cell office:value-type="float" office:value="11.9">
            <text:p>11.9</text:p>
          </table:table-cell>
          <table:table-cell office:value-type="float" office:value="84.3">
            <text:p>84.3</text:p>
          </table:table-cell>
          <table:table-cell office:value-type="float" office:value="3.8">
            <text:p>3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0M42S">
            <text:p>11:40:42</text:p>
          </table:table-cell>
          <table:table-cell office:value-type="float" office:value="43.8">
            <text:p>43.8</text:p>
          </table:table-cell>
          <table:table-cell office:value-type="float" office:value="16.2">
            <text:p>16.2</text:p>
          </table:table-cell>
          <table:table-cell office:value-type="float" office:value="21.7">
            <text:p>21.7</text:p>
          </table:table-cell>
          <table:table-cell office:value-type="float" office:value="18.4">
            <text:p>18.4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1M12S">
            <text:p>11:41:12</text:p>
          </table:table-cell>
          <table:table-cell office:value-type="float" office:value="34.1">
            <text:p>34.1</text:p>
          </table:table-cell>
          <table:table-cell office:value-type="float" office:value="11.8">
            <text:p>11.8</text:p>
          </table:table-cell>
          <table:table-cell office:value-type="float" office:value="39.2">
            <text:p>39.2</text:p>
          </table:table-cell>
          <table:table-cell office:value-type="float" office:value="14.9">
            <text:p>14.9</text:p>
          </table:table-cell>
          <table:table-cell office:value-type="float" office:value="45.9">
            <text:p>45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1M42S">
            <text:p>11:41:42</text:p>
          </table:table-cell>
          <table:table-cell office:value-type="float" office:value="37.5">
            <text:p>37.5</text:p>
          </table:table-cell>
          <table:table-cell office:value-type="float" office:value="18.7">
            <text:p>18.7</text:p>
          </table:table-cell>
          <table:table-cell office:value-type="float" office:value="26.3">
            <text:p>26.3</text:p>
          </table:table-cell>
          <table:table-cell office:value-type="float" office:value="17.6">
            <text:p>17.6</text:p>
          </table:table-cell>
          <table:table-cell office:value-type="float" office:value="56.2">
            <text:p>56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2M12S">
            <text:p>11:42:12</text:p>
          </table:table-cell>
          <table:table-cell office:value-type="float" office:value="38.5">
            <text:p>38.5</text:p>
          </table:table-cell>
          <table:table-cell office:value-type="float" office:value="14.2">
            <text:p>14.2</text:p>
          </table:table-cell>
          <table:table-cell office:value-type="float" office:value="26.6">
            <text:p>26.6</text:p>
          </table:table-cell>
          <table:table-cell office:value-type="float" office:value="20.7">
            <text:p>20.7</text:p>
          </table:table-cell>
          <table:table-cell office:value-type="float" office:value="52.7">
            <text:p>52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2M42S">
            <text:p>11:42:42</text:p>
          </table:table-cell>
          <table:table-cell office:value-type="float" office:value="44.2">
            <text:p>44.2</text:p>
          </table:table-cell>
          <table:table-cell office:value-type="float" office:value="12.2">
            <text:p>12.2</text:p>
          </table:table-cell>
          <table:table-cell office:value-type="float" office:value="18.2">
            <text:p>18.2</text:p>
          </table:table-cell>
          <table:table-cell office:value-type="float" office:value="25.4">
            <text:p>25.4</text:p>
          </table:table-cell>
          <table:table-cell office:value-type="float" office:value="56.4">
            <text:p>56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3M12S">
            <text:p>11:43:12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99">
            <text:p>99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3M42S">
            <text:p>11:43:42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44M12S">
            <text:p>11:44:12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48">
            <text:p>20.48</text:p>
            <draw:frame table:end-cell-address="CPU04.U39" table:end-x="0.474in" table:end-y="0.0031in" draw:z-index="0" draw:name="Chart 1" draw:style-name="gr1" svg:width="14.0496in" svg:height="5.0535in" svg:x="0.0299in" svg:y="0.0043in">
              <draw:object draw:notify-on-update-of-ranges="CPU04.A2:CPU04.A11 CPU04.B1:CPU04.B1 CPU04.B2:CPU04.B11 CPU04.C1:CPU04.C1 CPU04.C2:CPU04.C11 CPU04.D1:CPU04.D1 CPU04.D2:CPU04.D11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7.76">
            <text:p>7.76</text:p>
          </table:table-cell>
          <table:table-cell office:value-type="float" office:value="14.7">
            <text:p>14.7</text:p>
          </table:table-cell>
          <table:table-cell office:value-type="float" office:value="57.06">
            <text:p>57.06</text:p>
          </table:table-cell>
          <table:table-cell office:value-type="float" office:value="28.24">
            <text:p>28.24</text:p>
          </table:table-cell>
          <table:table-cell table:number-columns-repeated="1018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1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2611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30/2011</text:p>
        </chart:title>
        <chart:legend chart:legend-position="end" svg:x="32.81cm" svg:y="5.832cm" chart:style-name="ch3"/>
        <chart:plot-area chart:style-name="ch4" table:cell-range-address="CPU_ALL.A2:CPU_ALL.A11 CPU_ALL.F1:CPU_ALL.F11 DISK_SUMM.D2:DISK_SUMM.D11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11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11" chart:label-cell-address="CPU_ALL.F1:CPU_ALL.F1" chart:class="chart:line">
            <chart:data-point chart:repeated="10"/>
          </chart:series>
          <chart:series chart:attached-axis="secondary-y" chart:style-name="ch11" chart:values-cell-range-address="DISK_SUMM.D2:DISK_SUMM.D1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11">11:39:42</text:p>
              </table:table-cell>
              <table:table-cell office:value-type="float" office:value="2.2">
                <text:p text:id="CPU_ALL.F2:CPU_ALL.F11">2.2</text:p>
              </table:table-cell>
              <table:table-cell office:value-type="float" office:value="3.6">
                <text:p text:id="DISK_SUMM.D2:DISK_SUMM.D11">3.6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3.5">
                <text:p>3.5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56.2">
                <text:p>56.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35.6">
                <text:p>35.6</text:p>
              </table:table-cell>
              <table:table-cell office:value-type="float" office:value="392.6">
                <text:p>392.6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55.9">
                <text:p>55.9</text:p>
              </table:table-cell>
              <table:table-cell office:value-type="float" office:value="343.2">
                <text:p>343.2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51.2">
                <text:p>51.2</text:p>
              </table:table-cell>
              <table:table-cell office:value-type="float" office:value="332.4">
                <text:p>332.4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49.6">
                <text:p>49.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.3">
                <text:p>0.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.3">
                <text:p>0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1.387cm" svg:y="0.256cm" chart:style-name="ch2">
          <text:p>Disk %Busy JMeter_Test_90_Threads  9/30/2011</text:p>
        </chart:title>
        <chart:legend chart:legend-position="end" svg:x="33.368cm" svg:y="5.132cm" chart:style-name="ch3"/>
        <chart:plot-area chart:style-name="ch4" table:cell-range-address="DISKBUSY.A1:DISKBUSY.F11" chart:data-source-has-labels="both" svg:x="0.712cm" svg:y="1.281cm" svg:width="31.945cm" svg:height="11.045cm">
          <chart:axis chart:dimension="x" chart:name="primary-x" chart:style-name="ch5">
            <chart:categories table:cell-range-address="DISKBUSY.A2:DISKBUSY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11" chart:label-cell-address="DISKBUSY.B1:DISKBUSY.B1" chart:class="chart:line">
            <chart:data-point chart:repeated="10"/>
          </chart:series>
          <chart:series chart:style-name="ch9" chart:values-cell-range-address="DISKBUSY.C2:DISKBUSY.C11" chart:label-cell-address="DISKBUSY.C1:DISKBUSY.C1" chart:class="chart:line">
            <chart:data-point chart:repeated="10"/>
          </chart:series>
          <chart:series chart:style-name="ch10" chart:values-cell-range-address="DISKBUSY.D2:DISKBUSY.D11" chart:label-cell-address="DISKBUSY.D1:DISKBUSY.D1" chart:class="chart:line">
            <chart:data-point chart:repeated="10"/>
          </chart:series>
          <chart:series chart:style-name="ch11" chart:values-cell-range-address="DISKBUSY.E2:DISKBUSY.E11" chart:label-cell-address="DISKBUSY.E1:DISKBUSY.E1" chart:class="chart:line">
            <chart:data-point chart:repeated="10"/>
          </chart:series>
          <chart:series chart:style-name="ch12" chart:values-cell-range-address="DISKBUSY.F2:DISKBUSY.F11" chart:label-cell-address="DISKBUSY.F1:DISKBUSY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11">11:39:42</text:p>
              </table:table-cell>
              <table:table-cell office:value-type="float" office:value="0">
                <text:p text:id="DISKBUSY.B2:DISKBUSY.B11">0</text:p>
              </table:table-cell>
              <table:table-cell office:value-type="float" office:value="0.9">
                <text:p text:id="DISKBUSY.C2:DISKBUSY.C11">0.9</text:p>
              </table:table-cell>
              <table:table-cell office:value-type="float" office:value="0">
                <text:p text:id="DISKBUSY.D2:DISKBUSY.D11">0</text:p>
              </table:table-cell>
              <table:table-cell office:value-type="float" office:value="0">
                <text:p text:id="DISKBUSY.E2:DISKBUSY.E11">0</text:p>
              </table:table-cell>
              <table:table-cell office:value-type="float" office:value="0">
                <text:p text:id="DISKBUSY.F2:DISKBUSY.F11">0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50.7">
                <text:p>50.7</text:p>
              </table:table-cell>
              <table:table-cell office:value-type="float" office:value="50.7">
                <text:p>5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78.6">
                <text:p>78.6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64.8">
                <text:p>64.8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65.3">
                <text:p>65.3</text:p>
              </table:table-cell>
              <table:table-cell office:value-type="float" office:value="65.2">
                <text:p>6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56.5">
                <text:p>56.5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97cm" svg:y="0.256cm" chart:style-name="ch2">
          <text:p>Disk Read KB/s JMeter_Test_90_Threads  9/30/2011</text:p>
        </chart:title>
        <chart:legend chart:legend-position="end" svg:x="33.024cm" svg:y="5.599cm" chart:style-name="ch3"/>
        <chart:plot-area chart:style-name="ch4" table:cell-range-address="DISKREAD.B1:DISKREAD.F1 DISKREAD.B13:DISKREAD.F15" chart:data-source-has-labels="row" svg:x="0.712cm" svg:y="1.281cm" svg:width="31.601cm" svg:height="11.044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13:DISKREAD.F13" chart:class="chart:bar">
            <chart:data-point chart:repeated="5"/>
          </chart:series>
          <chart:series chart:style-name="ch9" chart:values-cell-range-address="DISKREAD.B14:DISKREAD.F14" chart:class="chart:bar">
            <chart:data-point chart:repeated="5"/>
          </chart:series>
          <chart:series chart:style-name="ch10" chart:values-cell-range-address="DISKREAD.B15:DISKREAD.F1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3</text:p>
              </table:table-cell>
              <table:table-cell office:value-type="float" office:value="0.01">
                <text:p text:id="DISKREAD.B13:DISKREAD.F13"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4</text:p>
              </table:table-cell>
              <table:table-cell office:value-type="float" office:value="0.09">
                <text:p text:id="DISKREAD.B14:DISKREAD.F14">0.09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5</text:p>
              </table:table-cell>
              <table:table-cell office:value-type="float" office:value="0">
                <text:p text:id="DISKREAD.B15:DISKREAD.F1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0.897cm" svg:y="0.256cm" chart:style-name="ch2">
          <text:p>Disk Read KB/s JMeter_Test_90_Threads  9/30/2011</text:p>
        </chart:title>
        <chart:legend chart:legend-position="end" svg:x="33.368cm" svg:y="5.132cm" chart:style-name="ch3"/>
        <chart:plot-area chart:style-name="ch4" table:cell-range-address="DISKREAD.A1:DISKREAD.F11" chart:data-source-has-labels="both" svg:x="0.712cm" svg:y="1.281cm" svg:width="31.945cm" svg:height="11.045cm">
          <chart:axis chart:dimension="x" chart:name="primary-x" chart:style-name="ch5">
            <chart:categories table:cell-range-address="DISKREAD.A2:DISKREAD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11" chart:label-cell-address="DISKREAD.B1:DISKREAD.B1" chart:class="chart:line">
            <chart:data-point chart:repeated="10"/>
          </chart:series>
          <chart:series chart:style-name="ch9" chart:values-cell-range-address="DISKREAD.C2:DISKREAD.C11" chart:label-cell-address="DISKREAD.C1:DISKREAD.C1" chart:class="chart:line">
            <chart:data-point chart:repeated="10"/>
          </chart:series>
          <chart:series chart:style-name="ch10" chart:values-cell-range-address="DISKREAD.D2:DISKREAD.D11" chart:label-cell-address="DISKREAD.D1:DISKREAD.D1" chart:class="chart:line">
            <chart:data-point chart:repeated="10"/>
          </chart:series>
          <chart:series chart:style-name="ch11" chart:values-cell-range-address="DISKREAD.E2:DISKREAD.E11" chart:label-cell-address="DISKREAD.E1:DISKREAD.E1" chart:class="chart:line">
            <chart:data-point chart:repeated="10"/>
          </chart:series>
          <chart:series chart:style-name="ch12" chart:values-cell-range-address="DISKREAD.F2:DISKREAD.F11" chart:label-cell-address="DISKREAD.F1:DISKREAD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11">11:39:42</text:p>
              </table:table-cell>
              <table:table-cell office:value-type="float" office:value="0">
                <text:p text:id="DISKREAD.B2:DISKREAD.B11">0</text:p>
              </table:table-cell>
              <table:table-cell office:value-type="float" office:value="0">
                <text:p text:id="DISKREAD.C2:DISKREAD.C11">0</text:p>
              </table:table-cell>
              <table:table-cell office:value-type="float" office:value="0">
                <text:p text:id="DISKREAD.D2:DISKREAD.D11">0</text:p>
              </table:table-cell>
              <table:table-cell office:value-type="float" office:value="0">
                <text:p text:id="DISKREAD.E2:DISKREAD.E11">0</text:p>
              </table:table-cell>
              <table:table-cell office:value-type="float" office:value="0">
                <text:p text:id="DISKREAD.F2:DISKREAD.F11">0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18cm" svg:y="0.256cm" chart:style-name="ch2">
          <text:p>Disk Write KB/s JMeter_Test_90_Threads  9/30/2011</text:p>
        </chart:title>
        <chart:legend chart:legend-position="end" svg:x="33.024cm" svg:y="5.599cm" chart:style-name="ch3"/>
        <chart:plot-area chart:style-name="ch4" table:cell-range-address="DISKWRITE.B1:DISKWRITE.F1 DISKWRITE.B13:DISKWRITE.F15" chart:data-source-has-labels="row" svg:x="0.712cm" svg:y="1.281cm" svg:width="31.601cm" svg:height="11.044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13:DISKWRITE.F13" chart:class="chart:bar">
            <chart:data-point chart:repeated="5"/>
          </chart:series>
          <chart:series chart:style-name="ch9" chart:values-cell-range-address="DISKWRITE.B14:DISKWRITE.F14" chart:class="chart:bar">
            <chart:data-point chart:repeated="5"/>
          </chart:series>
          <chart:series chart:style-name="ch10" chart:values-cell-range-address="DISKWRITE.B15:DISKWRITE.F1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3</text:p>
              </table:table-cell>
              <table:table-cell office:value-type="float" office:value="1346.43">
                <text:p text:id="DISKWRITE.B13:DISKWRITE.F13">1346.43</text:p>
              </table:table-cell>
              <table:table-cell office:value-type="float" office:value="1346.43">
                <text:p>1346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4</text:p>
              </table:table-cell>
              <table:table-cell office:value-type="float" office:value="1332.914479104">
                <text:p text:id="DISKWRITE.B14:DISKWRITE.F14">1332.914479104</text:p>
              </table:table-cell>
              <table:table-cell office:value-type="float" office:value="1332.914479104">
                <text:p>1332.914479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5</text:p>
              </table:table-cell>
              <table:table-cell office:value-type="float" office:value="835.455520895999">
                <text:p text:id="DISKWRITE.B15:DISKWRITE.F15">835.455520895999</text:p>
              </table:table-cell>
              <table:table-cell office:value-type="float" office:value="835.455520895999">
                <text:p>835.455520895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0.818cm" svg:y="0.256cm" chart:style-name="ch2">
          <text:p>Disk Write KB/s JMeter_Test_90_Threads  9/30/2011</text:p>
        </chart:title>
        <chart:legend chart:legend-position="end" svg:x="33.368cm" svg:y="5.132cm" chart:style-name="ch3"/>
        <chart:plot-area chart:style-name="ch4" table:cell-range-address="DISKWRITE.A1:DISKWRITE.F11" chart:data-source-has-labels="both" svg:x="0.712cm" svg:y="1.281cm" svg:width="31.945cm" svg:height="11.045cm">
          <chart:axis chart:dimension="x" chart:name="primary-x" chart:style-name="ch5">
            <chart:categories table:cell-range-address="DISKWRITE.A2:DISKWRITE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11" chart:label-cell-address="DISKWRITE.B1:DISKWRITE.B1" chart:class="chart:line">
            <chart:data-point chart:repeated="10"/>
          </chart:series>
          <chart:series chart:style-name="ch9" chart:values-cell-range-address="DISKWRITE.C2:DISKWRITE.C11" chart:label-cell-address="DISKWRITE.C1:DISKWRITE.C1" chart:class="chart:line">
            <chart:data-point chart:repeated="10"/>
          </chart:series>
          <chart:series chart:style-name="ch10" chart:values-cell-range-address="DISKWRITE.D2:DISKWRITE.D11" chart:label-cell-address="DISKWRITE.D1:DISKWRITE.D1" chart:class="chart:line">
            <chart:data-point chart:repeated="10"/>
          </chart:series>
          <chart:series chart:style-name="ch11" chart:values-cell-range-address="DISKWRITE.E2:DISKWRITE.E11" chart:label-cell-address="DISKWRITE.E1:DISKWRITE.E1" chart:class="chart:line">
            <chart:data-point chart:repeated="10"/>
          </chart:series>
          <chart:series chart:style-name="ch12" chart:values-cell-range-address="DISKWRITE.F2:DISKWRITE.F11" chart:label-cell-address="DISKWRITE.F1:DISKWRITE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11">11:39:42</text:p>
              </table:table-cell>
              <table:table-cell office:value-type="float" office:value="7.3">
                <text:p text:id="DISKWRITE.B2:DISKWRITE.B11">7.3</text:p>
              </table:table-cell>
              <table:table-cell office:value-type="float" office:value="7.3">
                <text:p text:id="DISKWRITE.C2:DISKWRITE.C11">7.3</text:p>
              </table:table-cell>
              <table:table-cell office:value-type="float" office:value="0">
                <text:p text:id="DISKWRITE.D2:DISKWRITE.D11">0</text:p>
              </table:table-cell>
              <table:table-cell office:value-type="float" office:value="0">
                <text:p text:id="DISKWRITE.E2:DISKWRITE.E11">0</text:p>
              </table:table-cell>
              <table:table-cell office:value-type="float" office:value="0">
                <text:p text:id="DISKWRITE.F2:DISKWRITE.F11">0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353.1">
                <text:p>353.1</text:p>
              </table:table-cell>
              <table:table-cell office:value-type="float" office:value="353.1">
                <text:p>35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1563.8">
                <text:p>1563.8</text:p>
              </table:table-cell>
              <table:table-cell office:value-type="float" office:value="1563.8">
                <text:p>156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3514.8">
                <text:p>3514.8</text:p>
              </table:table-cell>
              <table:table-cell office:value-type="float" office:value="3514.8">
                <text:p>351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2379.5">
                <text:p>2379.5</text:p>
              </table:table-cell>
              <table:table-cell office:value-type="float" office:value="2379.5">
                <text:p>237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3064">
                <text:p>3064</text:p>
              </table:table-cell>
              <table:table-cell office:value-type="float" office:value="3064">
                <text:p>3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2467.9">
                <text:p>2467.9</text:p>
              </table:table-cell>
              <table:table-cell office:value-type="float" office:value="2467.9">
                <text:p>246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103.7">
                <text:p>103.7</text:p>
              </table:table-cell>
              <table:table-cell office:value-type="float" office:value="103.7">
                <text:p>10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521cm" svg:y="0.256cm" chart:style-name="ch2">
          <text:p>Disk transfers per second JMeter_Test_90_Threads  9/30/2011</text:p>
        </chart:title>
        <chart:legend chart:legend-position="end" svg:x="33.024cm" svg:y="5.599cm" chart:style-name="ch3"/>
        <chart:plot-area chart:style-name="ch4" table:cell-range-address="DISKXFER.B1:DISKXFER.F1 DISKXFER.B13:DISKXFER.F15" chart:data-source-has-labels="row" svg:x="0.712cm" svg:y="1.281cm" svg:width="31.601cm" svg:height="11.044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13:DISKXFER.F13" chart:class="chart:bar">
            <chart:data-point chart:repeated="5"/>
          </chart:series>
          <chart:series chart:style-name="ch9" chart:values-cell-range-address="DISKXFER.B14:DISKXFER.F14" chart:class="chart:bar">
            <chart:data-point chart:repeated="5"/>
          </chart:series>
          <chart:series chart:style-name="ch10" chart:values-cell-range-address="DISKXFER.B15:DISKXFER.F1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3</text:p>
              </table:table-cell>
              <table:table-cell office:value-type="float" office:value="87.92">
                <text:p text:id="DISKXFER.B13:DISKXFER.F13">87.92</text:p>
              </table:table-cell>
              <table:table-cell office:value-type="float" office:value="87.92">
                <text:p>87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4</text:p>
              </table:table-cell>
              <table:table-cell office:value-type="float" office:value="71.0591628753412">
                <text:p text:id="DISKXFER.B14:DISKXFER.F14">71.0591628753412</text:p>
              </table:table-cell>
              <table:table-cell office:value-type="float" office:value="71.0591628753412">
                <text:p>71.0591628753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5</text:p>
              </table:table-cell>
              <table:table-cell office:value-type="float" office:value="37.3208371246588">
                <text:p text:id="DISKXFER.B15:DISKXFER.F15">37.3208371246588</text:p>
              </table:table-cell>
              <table:table-cell office:value-type="float" office:value="37.3208371246588">
                <text:p>37.3208371246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9.521cm" svg:y="0.256cm" chart:style-name="ch2">
          <text:p>Disk transfers per second JMeter_Test_90_Threads  9/30/2011</text:p>
        </chart:title>
        <chart:legend chart:legend-position="end" svg:x="33.368cm" svg:y="5.132cm" chart:style-name="ch3"/>
        <chart:plot-area chart:style-name="ch4" table:cell-range-address="DISKXFER.A1:DISKXFER.F11" chart:data-source-has-labels="both" svg:x="0.712cm" svg:y="1.281cm" svg:width="31.945cm" svg:height="11.045cm">
          <chart:axis chart:dimension="x" chart:name="primary-x" chart:style-name="ch5">
            <chart:categories table:cell-range-address="DISKXFER.A2:DISKXFER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11" chart:label-cell-address="DISKXFER.B1:DISKXFER.B1" chart:class="chart:line">
            <chart:data-point chart:repeated="10"/>
          </chart:series>
          <chart:series chart:style-name="ch9" chart:values-cell-range-address="DISKXFER.C2:DISKXFER.C11" chart:label-cell-address="DISKXFER.C1:DISKXFER.C1" chart:class="chart:line">
            <chart:data-point chart:repeated="10"/>
          </chart:series>
          <chart:series chart:style-name="ch10" chart:values-cell-range-address="DISKXFER.D2:DISKXFER.D11" chart:label-cell-address="DISKXFER.D1:DISKXFER.D1" chart:class="chart:line">
            <chart:data-point chart:repeated="10"/>
          </chart:series>
          <chart:series chart:style-name="ch11" chart:values-cell-range-address="DISKXFER.E2:DISKXFER.E11" chart:label-cell-address="DISKXFER.E1:DISKXFER.E1" chart:class="chart:line">
            <chart:data-point chart:repeated="10"/>
          </chart:series>
          <chart:series chart:style-name="ch12" chart:values-cell-range-address="DISKXFER.F2:DISKXFER.F11" chart:label-cell-address="DISKXFER.F1:DISKXFER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11">11:39:42</text:p>
              </table:table-cell>
              <table:table-cell office:value-type="float" office:value="1.8">
                <text:p text:id="DISKXFER.B2:DISKXFER.B11">1.8</text:p>
              </table:table-cell>
              <table:table-cell office:value-type="float" office:value="1.8">
                <text:p text:id="DISKXFER.C2:DISKXFER.C11">1.8</text:p>
              </table:table-cell>
              <table:table-cell office:value-type="float" office:value="0">
                <text:p text:id="DISKXFER.D2:DISKXFER.D11">0</text:p>
              </table:table-cell>
              <table:table-cell office:value-type="float" office:value="0">
                <text:p text:id="DISKXFER.E2:DISKXFER.E11">0</text:p>
              </table:table-cell>
              <table:table-cell office:value-type="float" office:value="0">
                <text:p text:id="DISKXFER.F2:DISKXFER.F11">0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50.4">
                <text:p>50.4</text:p>
              </table:table-cell>
              <table:table-cell office:value-type="float" office:value="50.4">
                <text:p>5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144.5">
                <text:p>144.5</text:p>
              </table:table-cell>
              <table:table-cell office:value-type="float" office:value="144.5">
                <text:p>14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196.3">
                <text:p>196.3</text:p>
              </table:table-cell>
              <table:table-cell office:value-type="float" office:value="196.3">
                <text:p>19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171.6">
                <text:p>171.6</text:p>
              </table:table-cell>
              <table:table-cell office:value-type="float" office:value="171.6">
                <text:p>17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166.2">
                <text:p>166.2</text:p>
              </table:table-cell>
              <table:table-cell office:value-type="float" office:value="166.2">
                <text:p>16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9/30/2011</text:p>
        </chart:title>
        <chart:legend chart:legend-position="end" svg:x="33.262cm" svg:y="5.599cm" chart:style-name="ch3"/>
        <chart:plot-area chart:style-name="ch4" table:cell-range-address="JFSFILE.B1:JFSFILE.F1 JFSFILE.A13:JFSFILE.F15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13:JFSFILE.F13" chart:label-cell-address="JFSFILE.A13:JFSFILE.A13" chart:class="chart:bar">
            <chart:data-point chart:repeated="5"/>
          </chart:series>
          <chart:series chart:style-name="ch9" chart:values-cell-range-address="JFSFILE.B14:JFSFILE.F14" chart:label-cell-address="JFSFILE.A14:JFSFILE.A14" chart:class="chart:bar">
            <chart:data-point chart:repeated="5"/>
          </chart:series>
          <chart:series chart:style-name="ch10" chart:values-cell-range-address="JFSFILE.B15:JFSFILE.F15" chart:label-cell-address="JFSFILE.A15:JFSFILE.A1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13:JFSFILE.A13">Avg.</text:p>
              </table:table-cell>
              <table:table-cell office:value-type="float" office:value="44.1">
                <text:p text:id="JFSFILE.B13:JFSFILE.F13">4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4:JFSFILE.A14">WAvg.</text:p>
              </table:table-cell>
              <table:table-cell office:value-type="float" office:value="0.00947845804986969">
                <text:p text:id="JFSFILE.B14:JFSFILE.F14">0.00947845804986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5:JFSFILE.A15">Max.</text:p>
              </table:table-cell>
              <table:table-cell office:value-type="float" office:value="1.09052154195012">
                <text:p text:id="JFSFILE.B15:JFSFILE.F15">1.09052154195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1.133cm" svg:y="0.256cm" chart:style-name="ch2">
          <text:p>Memory MB JMeter_Test_90_Threads  9/30/2011</text:p>
        </chart:title>
        <chart:legend chart:legend-position="end" svg:x="32.652cm" svg:y="6.067cm" chart:style-name="ch3"/>
        <chart:plot-area chart:style-name="ch4" table:cell-range-address="MEM.A2:MEM.A11 MEM.F1:MEM.F11" chart:data-source-has-labels="both" svg:x="0.708cm" svg:y="1.281cm" svg:width="31.237cm" svg:height="11.044cm">
          <chart:axis chart:dimension="x" chart:name="primary-x" chart:style-name="ch5">
            <chart:categories table:cell-range-address="MEM.A2:MEM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11" chart:label-cell-address="MEM.F1:MEM.F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11">11:39:42</text:p>
              </table:table-cell>
              <table:table-cell office:value-type="float" office:value="2471.6">
                <text:p text:id="MEM.F2:MEM.F11">2471.6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2450.2">
                <text:p>2450.2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2357.2">
                <text:p>2357.2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2323.1">
                <text:p>2323.1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2284.3">
                <text:p>2284.3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2392.7">
                <text:p>2392.7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2392.8">
                <text:p>2392.8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2392.8">
                <text:p>2392.8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2392.8">
                <text:p>2392.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8cm" xlink:href=".." chart:class="chart:area" chart:style-name="ch1">
        <chart:legend chart:legend-position="end" svg:x="32.52cm" svg:y="6.068cm" chart:style-name="ch2"/>
        <chart:plot-area chart:style-name="ch3" table:cell-range-address="MEM.A1:MEM.B11" chart:data-source-has-labels="both" svg:x="0.708cm" svg:y="0.256cm" svg:width="31.105cm" svg:height="12.07cm">
          <chart:axis chart:dimension="x" chart:name="primary-x" chart:style-name="ch4">
            <chart:categories table:cell-range-address="MEM.A2:MEM.A11"/>
          </chart:axis>
          <chart:axis chart:dimension="y" chart:name="primary-y" chart:style-name="ch5"/>
          <chart:series chart:style-name="ch6" chart:values-cell-range-address="MEM.B2:MEM.B11" chart:label-cell-address="MEM.B1:MEM.B1" chart:class="chart:area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11">11:39:42</text:p>
              </table:table-cell>
              <table:table-cell office:value-type="float" office:value="4026.9">
                <text:p text:id="MEM.B2:MEM.B11">4026.9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625cm" svg:y="0.256cm" chart:style-name="ch2">
          <text:p>CPU Total JMeter_Test_90_Threads  9/30/2011</text:p>
        </chart:title>
        <chart:legend chart:legend-position="end" svg:x="33.209cm" svg:y="5.599cm" chart:style-name="ch3"/>
        <chart:plot-area chart:style-name="ch4" table:cell-range-address="CPU_ALL.A1:CPU_ALL.D11" chart:data-source-has-labels="both" svg:x="0.713cm" svg:y="1.281cm" svg:width="31.784cm" svg:height="11.044cm">
          <chart:axis chart:dimension="x" chart:name="primary-x" chart:style-name="ch5">
            <chart:categories table:cell-range-address="CPU_ALL.A2:CPU_ALL.A11"/>
          </chart:axis>
          <chart:axis chart:dimension="y" chart:name="primary-y" chart:style-name="ch6"/>
          <chart:series chart:style-name="ch7" chart:values-cell-range-address="CPU_ALL.B2:CPU_ALL.B11" chart:label-cell-address="CPU_ALL.B1:CPU_ALL.B1" chart:class="chart:area">
            <chart:data-point chart:repeated="10"/>
          </chart:series>
          <chart:series chart:style-name="ch8" chart:values-cell-range-address="CPU_ALL.C2:CPU_ALL.C11" chart:label-cell-address="CPU_ALL.C1:CPU_ALL.C1" chart:class="chart:area">
            <chart:data-point chart:repeated="10"/>
          </chart:series>
          <chart:series chart:style-name="ch9" chart:values-cell-range-address="CPU_ALL.D2:CPU_ALL.D11" chart:label-cell-address="CPU_ALL.D1:CPU_ALL.D1" chart:class="chart:area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11">11:39:42</text:p>
              </table:table-cell>
              <table:table-cell office:value-type="float" office:value="1.5">
                <text:p text:id="CPU_ALL.B2:CPU_ALL.B11">1.5</text:p>
              </table:table-cell>
              <table:table-cell office:value-type="float" office:value="0.7">
                <text:p text:id="CPU_ALL.C2:CPU_ALL.C11">0.7</text:p>
              </table:table-cell>
              <table:table-cell office:value-type="float" office:value="0">
                <text:p text:id="CPU_ALL.D2:CPU_ALL.D11">0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43.3">
                <text:p>43.3</text:p>
              </table:table-cell>
              <table:table-cell office:value-type="float" office:value="12.9">
                <text:p>12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25.9">
                <text:p>25.9</text:p>
              </table:table-cell>
              <table:table-cell office:value-type="float" office:value="9.7">
                <text:p>9.7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39.6">
                <text:p>39.6</text:p>
              </table:table-cell>
              <table:table-cell office:value-type="float" office:value="16.3">
                <text:p>16.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38.3">
                <text:p>38.3</text:p>
              </table:table-cell>
              <table:table-cell office:value-type="float" office:value="12.9">
                <text:p>12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39.7">
                <text:p>39.7</text:p>
              </table:table-cell>
              <table:table-cell office:value-type="float" office:value="9.9">
                <text:p>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315cm" svg:y="0.256cm" chart:style-name="ch2">
          <text:p>Network I/O JMeter_Test_90_Threads (KB/s) - 9/30/2011</text:p>
        </chart:title>
        <chart:legend chart:legend-position="end" svg:x="31.781cm" svg:y="5.833cm" chart:style-name="ch3"/>
        <chart:plot-area chart:style-name="ch4" table:cell-range-address="NET.A2:NET.A11 NET.H1:NET.I11" chart:data-source-has-labels="both" svg:x="0.713cm" svg:y="1.281cm" svg:width="30.356cm" svg:height="11.044cm">
          <chart:axis chart:dimension="x" chart:name="primary-x" chart:style-name="ch5">
            <chart:categories table:cell-range-address="NET.A2:NET.A11"/>
          </chart:axis>
          <chart:axis chart:dimension="y" chart:name="primary-y" chart:style-name="ch6"/>
          <chart:series chart:style-name="ch7" chart:values-cell-range-address="NET.I2:NET.I11" chart:label-cell-address="NET.I1:NET.I1" chart:class="chart:area">
            <chart:data-point chart:repeated="10"/>
          </chart:series>
          <chart:series chart:style-name="ch8" chart:values-cell-range-address="NET.H2:NET.H11" chart:label-cell-address="NET.H1:NET.H1" chart:class="chart:area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11">11:39:42</text:p>
              </table:table-cell>
              <table:table-cell office:value-type="float" office:value="-0.2">
                <text:p text:id="NET.I2:NET.I11">-0.2</text:p>
              </table:table-cell>
              <table:table-cell office:value-type="float" office:value="0.7">
                <text:p text:id="NET.H2:NET.H11">0.7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-162.4">
                <text:p>-162.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-1424.9">
                <text:p>-1424.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-269.1">
                <text:p>-269.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-444.8">
                <text:p>-444.8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-438.1">
                <text:p>-438.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-433.6">
                <text:p>-433.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408cm" svg:y="0.256cm" chart:style-name="ch2">
          <text:p>Network I/O JMeter_Test_90_Threads (KB/s)  9/30/2011</text:p>
        </chart:title>
        <chart:legend chart:legend-position="end" svg:x="33.262cm" svg:y="5.6cm" chart:style-name="ch3"/>
        <chart:plot-area chart:style-name="ch4" table:cell-range-address="NET.B1:NET.E1 NET.A13:NET.E15" chart:data-source-has-labels="both" svg:x="0.713cm" svg:y="1.281cm" svg:width="31.837cm" svg:height="11.045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13:NET.E13" chart:label-cell-address="NET.A13:NET.A13" chart:class="chart:bar">
            <chart:data-point chart:repeated="4"/>
          </chart:series>
          <chart:series chart:style-name="ch9" chart:values-cell-range-address="NET.B14:NET.E14" chart:label-cell-address="NET.A14:NET.A14" chart:class="chart:bar">
            <chart:data-point chart:repeated="4"/>
          </chart:series>
          <chart:series chart:style-name="ch10" chart:values-cell-range-address="NET.B15:NET.E15" chart:label-cell-address="NET.A15:NET.A1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13:NET.A13">Avg.</text:p>
              </table:table-cell>
              <table:table-cell office:value-type="float" office:value="0">
                <text:p text:id="NET.B13:NET.E13">0</text:p>
              </table:table-cell>
              <table:table-cell office:value-type="float" office:value="13.38">
                <text:p>13.38</text:p>
              </table:table-cell>
              <table:table-cell office:value-type="float" office:value="0">
                <text:p>0</text:p>
              </table:table-cell>
              <table:table-cell office:value-type="float" office:value="317.31">
                <text:p>317.31</text:p>
              </table:table-cell>
            </table:table-row>
            <table:table-row>
              <table:table-cell office:value-type="string">
                <text:p text:id="NET.A14:NET.A14">WAvg.</text:p>
              </table:table-cell>
              <table:table-cell office:value-type="float" office:value="0">
                <text:p text:id="NET.B14:NET.E14">0</text:p>
              </table:table-cell>
              <table:table-cell office:value-type="float" office:value="11.0164125560538">
                <text:p>11.0164125560538</text:p>
              </table:table-cell>
              <table:table-cell office:value-type="float" office:value="0">
                <text:p>0</text:p>
              </table:table-cell>
              <table:table-cell office:value-type="float" office:value="535.772547036022">
                <text:p>535.772547036022</text:p>
              </table:table-cell>
            </table:table-row>
            <table:table-row>
              <table:table-cell office:value-type="string">
                <text:p text:id="NET.A15:NET.A15">Max.</text:p>
              </table:table-cell>
              <table:table-cell office:value-type="float" office:value="0">
                <text:p text:id="NET.B15:NET.E15">0</text:p>
              </table:table-cell>
              <table:table-cell office:value-type="float" office:value="11.6035874439462">
                <text:p>11.6035874439462</text:p>
              </table:table-cell>
              <table:table-cell office:value-type="float" office:value="0">
                <text:p>0</text:p>
              </table:table-cell>
              <table:table-cell office:value-type="float" office:value="571.817452963979">
                <text:p>571.81745296397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408cm" svg:y="0.256cm" chart:style-name="ch2">
          <text:p>Network I/O JMeter_Test_90_Threads (KB/s)  9/30/2011</text:p>
        </chart:title>
        <chart:legend chart:legend-position="end" svg:x="32.68cm" svg:y="5.364cm" chart:style-name="ch3"/>
        <chart:plot-area chart:style-name="ch4" table:cell-range-address="NET.A1:NET.E11" chart:data-source-has-labels="both" svg:x="0.713cm" svg:y="1.281cm" svg:width="31.255cm" svg:height="11.041cm">
          <chart:axis chart:dimension="x" chart:name="primary-x" chart:style-name="ch5">
            <chart:categories table:cell-range-address="NET.A2:NET.A11"/>
          </chart:axis>
          <chart:axis chart:dimension="y" chart:name="primary-y" chart:style-name="ch6"/>
          <chart:series chart:style-name="ch7" chart:values-cell-range-address="NET.B2:NET.B11" chart:label-cell-address="NET.B1:NET.B1" chart:class="chart:area">
            <chart:data-point chart:repeated="10"/>
          </chart:series>
          <chart:series chart:style-name="ch8" chart:values-cell-range-address="NET.C2:NET.C11" chart:label-cell-address="NET.C1:NET.C1" chart:class="chart:area">
            <chart:data-point chart:repeated="10"/>
          </chart:series>
          <chart:series chart:style-name="ch9" chart:values-cell-range-address="NET.D2:NET.D11" chart:label-cell-address="NET.D1:NET.D1" chart:class="chart:area">
            <chart:data-point chart:repeated="10"/>
          </chart:series>
          <chart:series chart:style-name="ch10" chart:values-cell-range-address="NET.E2:NET.E11" chart:label-cell-address="NET.E1:NET.E1" chart:class="chart:area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11">11:39:42</text:p>
              </table:table-cell>
              <table:table-cell office:value-type="float" office:value="0">
                <text:p text:id="NET.B2:NET.B11">0</text:p>
              </table:table-cell>
              <table:table-cell office:value-type="float" office:value="0.7">
                <text:p text:id="NET.C2:NET.C11">0.7</text:p>
              </table:table-cell>
              <table:table-cell office:value-type="float" office:value="0">
                <text:p text:id="NET.D2:NET.D11">0</text:p>
              </table:table-cell>
              <table:table-cell office:value-type="float" office:value="0.2">
                <text:p text:id="NET.E2:NET.E11">0.2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0">
                <text:p>0</text:p>
              </table:table-cell>
              <table:table-cell office:value-type="float" office:value="14.7">
                <text:p>14.7</text:p>
              </table:table-cell>
              <table:table-cell office:value-type="float" office:value="0">
                <text:p>0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424.9">
                <text:p>1424.9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69.1">
                <text:p>269.1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0">
                <text:p>0</text:p>
              </table:table-cell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  <table:table-cell office:value-type="float" office:value="444.8">
                <text:p>444.8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  <table:table-cell office:value-type="float" office:value="438.1">
                <text:p>438.1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0">
                <text:p>0</text:p>
              </table:table-cell>
              <table:table-cell office:value-type="float" office:value="27.1">
                <text:p>27.1</text:p>
              </table:table-cell>
              <table:table-cell office:value-type="float" office:value="0">
                <text:p>0</text:p>
              </table:table-cell>
              <table:table-cell office:value-type="float" office:value="433.6">
                <text:p>433.6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673cm" svg:y="0.256cm" chart:style-name="ch2">
          <text:p>Network Packets JMeter_Test_90_Threads  9/30/2011</text:p>
        </chart:title>
        <chart:legend chart:legend-position="end" svg:x="33.262cm" svg:y="5.599cm" chart:style-name="ch3"/>
        <chart:plot-area chart:style-name="ch4" table:cell-range-address="NETPACKET.B1:NETPACKET.E1 NETPACKET.A13:NETPACKET.E15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13:NETPACKET.E13" chart:label-cell-address="NETPACKET.A13:NETPACKET.A13" chart:class="chart:bar">
            <chart:data-point chart:repeated="4"/>
          </chart:series>
          <chart:series chart:style-name="ch9" chart:values-cell-range-address="NETPACKET.B14:NETPACKET.E14" chart:label-cell-address="NETPACKET.A14:NETPACKET.A14" chart:class="chart:bar">
            <chart:data-point chart:repeated="4"/>
          </chart:series>
          <chart:series chart:style-name="ch10" chart:values-cell-range-address="NETPACKET.B15:NETPACKET.E15" chart:label-cell-address="NETPACKET.A15:NETPACKET.A1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13:NETPACKET.A13">Avg.</text:p>
              </table:table-cell>
              <table:table-cell office:value-type="float" office:value="0">
                <text:p text:id="NETPACKET.B13:NETPACKET.E13">0</text:p>
              </table:table-cell>
              <table:table-cell office:value-type="float" office:value="129.64">
                <text:p>129.64</text:p>
              </table:table-cell>
              <table:table-cell office:value-type="float" office:value="0">
                <text:p>0</text:p>
              </table:table-cell>
              <table:table-cell office:value-type="float" office:value="237.75">
                <text:p>237.75</text:p>
              </table:table-cell>
            </table:table-row>
            <table:table-row>
              <table:table-cell office:value-type="string">
                <text:p text:id="NETPACKET.A14:NETPACKET.A14">WAvg.</text:p>
              </table:table-cell>
              <table:table-cell office:value-type="float" office:value="0">
                <text:p text:id="NETPACKET.B14:NETPACKET.E14">0</text:p>
              </table:table-cell>
              <table:table-cell office:value-type="float" office:value="162.3778957112">
                <text:p>162.3778957112</text:p>
              </table:table-cell>
              <table:table-cell office:value-type="float" office:value="0">
                <text:p>0</text:p>
              </table:table-cell>
              <table:table-cell office:value-type="float" office:value="371.888733964248">
                <text:p>371.888733964248</text:p>
              </table:table-cell>
            </table:table-row>
            <table:table-row>
              <table:table-cell office:value-type="string">
                <text:p text:id="NETPACKET.A15:NETPACKET.A15">Max.</text:p>
              </table:table-cell>
              <table:table-cell office:value-type="float" office:value="0">
                <text:p text:id="NETPACKET.B15:NETPACKET.E15">0</text:p>
              </table:table-cell>
              <table:table-cell office:value-type="float" office:value="215.9821042888">
                <text:p>215.9821042888</text:p>
              </table:table-cell>
              <table:table-cell office:value-type="float" office:value="0">
                <text:p>0</text:p>
              </table:table-cell>
              <table:table-cell office:value-type="float" office:value="415.461266035752">
                <text:p>415.46126603575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0.673cm" svg:y="0.256cm" chart:style-name="ch2">
          <text:p>Network Packets JMeter_Test_90_Threads  9/30/2011</text:p>
        </chart:title>
        <chart:legend chart:legend-position="end" svg:x="32.389cm" svg:y="5.366cm" chart:style-name="ch3"/>
        <chart:plot-area chart:style-name="ch4" table:cell-range-address="NETPACKET.A1:NETPACKET.E11" chart:data-source-has-labels="both" svg:x="0.713cm" svg:y="1.281cm" svg:width="30.964cm" svg:height="11.045cm">
          <chart:axis chart:dimension="x" chart:name="primary-x" chart:style-name="ch5">
            <chart:categories table:cell-range-address="NETPACKET.A2:NETPACKET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11" chart:label-cell-address="NETPACKET.B1:NETPACKET.B1" chart:class="chart:line">
            <chart:data-point chart:repeated="10"/>
          </chart:series>
          <chart:series chart:style-name="ch9" chart:values-cell-range-address="NETPACKET.C2:NETPACKET.C11" chart:label-cell-address="NETPACKET.C1:NETPACKET.C1" chart:class="chart:line">
            <chart:data-point chart:repeated="10"/>
          </chart:series>
          <chart:series chart:style-name="ch10" chart:values-cell-range-address="NETPACKET.D2:NETPACKET.D11" chart:label-cell-address="NETPACKET.D1:NETPACKET.D1" chart:class="chart:line">
            <chart:data-point chart:repeated="10"/>
          </chart:series>
          <chart:series chart:style-name="ch11" chart:values-cell-range-address="NETPACKET.E2:NETPACKET.E11" chart:label-cell-address="NETPACKET.E1:NETPACKET.E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11">11:39:42</text:p>
              </table:table-cell>
              <table:table-cell office:value-type="float" office:value="0">
                <text:p text:id="NETPACKET.B2:NETPACKET.B11">0</text:p>
              </table:table-cell>
              <table:table-cell office:value-type="float" office:value="9.1">
                <text:p text:id="NETPACKET.C2:NETPACKET.C11">9.1</text:p>
              </table:table-cell>
              <table:table-cell office:value-type="float" office:value="0">
                <text:p text:id="NETPACKET.D2:NETPACKET.D11">0</text:p>
              </table:table-cell>
              <table:table-cell office:value-type="float" office:value="0.9">
                <text:p text:id="NETPACKET.E2:NETPACKET.E11">0.9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0">
                <text:p>0</text:p>
              </table:table-cell>
              <table:table-cell office:value-type="float" office:value="91.4">
                <text:p>91.4</text:p>
              </table:table-cell>
              <table:table-cell office:value-type="float" office:value="0">
                <text:p>0</text:p>
              </table:table-cell>
              <table:table-cell office:value-type="float" office:value="144.7">
                <text:p>144.7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1025.1">
                <text:p>1025.1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0">
                <text:p>0</text:p>
              </table:table-cell>
              <table:table-cell office:value-type="float" office:value="109.5">
                <text:p>109.5</text:p>
              </table:table-cell>
              <table:table-cell office:value-type="float" office:value="0">
                <text:p>0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0">
                <text:p>0</text:p>
              </table:table-cell>
              <table:table-cell office:value-type="float" office:value="179.4">
                <text:p>179.4</text:p>
              </table:table-cell>
              <table:table-cell office:value-type="float" office:value="0">
                <text:p>0</text:p>
              </table:table-cell>
              <table:table-cell office:value-type="float" office:value="335.5">
                <text:p>335.5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0">
                <text:p>0</text:p>
              </table:table-cell>
              <table:table-cell office:value-type="float" office:value="176.4">
                <text:p>176.4</text:p>
              </table:table-cell>
              <table:table-cell office:value-type="float" office:value="0">
                <text:p>0</text:p>
              </table:table-cell>
              <table:table-cell office:value-type="float" office:value="332.2">
                <text:p>332.2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0">
                <text:p>0</text:p>
              </table:table-cell>
              <table:table-cell office:value-type="float" office:value="190.9">
                <text:p>190.9</text:p>
              </table:table-cell>
              <table:table-cell office:value-type="float" office:value="0">
                <text:p>0</text:p>
              </table:table-cell>
              <table:table-cell office:value-type="float" office:value="338.6">
                <text:p>338.6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">
                <text:p>0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90_Threads  9/30/2011</text:p>
        </chart:title>
        <chart:legend chart:legend-position="end" svg:x="32.68cm" svg:y="5.833cm" chart:style-name="ch3"/>
        <chart:plot-area chart:style-name="ch4" table:cell-range-address="PROC.A1:PROC.C11" chart:data-source-has-labels="both" svg:x="0.713cm" svg:y="1.281cm" svg:width="31.255cm" svg:height="11.044cm">
          <chart:axis chart:dimension="x" chart:name="primary-x" chart:style-name="ch5">
            <chart:categories table:cell-range-address="PROC.A2:PROC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11" chart:label-cell-address="PROC.B1:PROC.B1" chart:class="chart:line">
            <chart:data-point chart:repeated="10"/>
          </chart:series>
          <chart:series chart:style-name="ch9" chart:values-cell-range-address="PROC.C2:PROC.C11" chart:label-cell-address="PROC.C1:PROC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11">11:39:42</text:p>
              </table:table-cell>
              <table:table-cell office:value-type="float" office:value="1">
                <text:p text:id="PROC.B2:PROC.B11">1</text:p>
              </table:table-cell>
              <table:table-cell office:value-type="float" office:value="-1">
                <text:p text:id="PROC.C2:PROC.C11">-1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612cm" svg:y="0.256cm" chart:style-name="ch2">
          <text:p>Processes JMeter_Test_90_Threads  9/30/2011</text:p>
        </chart:title>
        <chart:legend chart:legend-position="end" svg:x="32.76cm" svg:y="5.834cm" chart:style-name="ch3"/>
        <chart:plot-area chart:style-name="ch4" table:cell-range-address="PROC.A2:PROC.A11 PROC.D2:PROC.E11" chart:data-source-has-labels="column" svg:x="0.713cm" svg:y="1.281cm" svg:width="31.335cm" svg:height="11.045cm">
          <chart:axis chart:dimension="x" chart:name="primary-x" chart:style-name="ch5">
            <chart:categories table:cell-range-address="PROC.A2:PROC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11" chart:class="chart:line">
            <chart:data-point chart:repeated="10"/>
          </chart:series>
          <chart:series chart:style-name="ch9" chart:values-cell-range-address="PROC.E2:PROC.E1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11">11:39:42</text:p>
              </table:table-cell>
              <table:table-cell office:value-type="float" office:value="0">
                <text:p text:id="PROC.D2:PROC.D11">0</text:p>
              </table:table-cell>
              <table:table-cell office:value-type="float" office:value="-1">
                <text:p text:id="PROC.E2:PROC.E11">-1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539.1">
                <text:p>539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2057.2">
                <text:p>2057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1428.7">
                <text:p>1428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1539.7">
                <text:p>1539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1597.6">
                <text:p>1597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1732.1">
                <text:p>173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143.8">
                <text:p>14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141.9">
                <text:p>141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147">
                <text:p>14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90_Threads  9/30/2011</text:p>
        </chart:title>
        <chart:legend chart:legend-position="end" svg:x="32.76cm" svg:y="5.832cm" chart:style-name="ch3"/>
        <chart:plot-area chart:style-name="ch4" table:cell-range-address="PROC.A2:PROC.A11 PROC.H2:PROC.I11" chart:data-source-has-labels="column" svg:x="0.713cm" svg:y="1.281cm" svg:width="31.335cm" svg:height="11.041cm">
          <chart:axis chart:dimension="x" chart:name="primary-x" chart:style-name="ch5">
            <chart:categories table:cell-range-address="PROC.A2:PROC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11" chart:class="chart:line">
            <chart:data-point chart:repeated="10"/>
          </chart:series>
          <chart:series chart:style-name="ch9" chart:values-cell-range-address="PROC.I2:PROC.I1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11">11:39:42</text:p>
              </table:table-cell>
              <table:table-cell office:value-type="float" office:value="0">
                <text:p text:id="PROC.H2:PROC.H11">0</text:p>
              </table:table-cell>
              <table:table-cell office:value-type="float" office:value="-1">
                <text:p text:id="PROC.I2:PROC.I11">-1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22.1">
                <text:p>2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7.5">
                <text:p>7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7.5">
                <text:p>7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10.6">
                <text:p>1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9/30/2011</text:p>
        </chart:title>
        <chart:legend chart:legend-position="end" svg:x="32.998cm" svg:y="5.833cm" chart:style-name="ch3"/>
        <chart:plot-area chart:style-name="ch4" table:cell-range-address="VM.A2:VM.A11 VM.H1:VM.I11" chart:data-source-has-labels="both" svg:x="0.713cm" svg:y="1.281cm" svg:width="31.573cm" svg:height="11.044cm">
          <chart:axis chart:dimension="x" chart:name="primary-x" chart:style-name="ch5">
            <chart:categories table:cell-range-address="VM.A2:VM.A11"/>
          </chart:axis>
          <chart:axis chart:dimension="y" chart:name="primary-y" chart:style-name="ch6"/>
          <chart:series chart:style-name="ch7" chart:values-cell-range-address="VM.H2:VM.H11" chart:label-cell-address="VM.H1:VM.H1" chart:class="chart:area">
            <chart:data-point chart:repeated="10"/>
          </chart:series>
          <chart:series chart:style-name="ch8" chart:values-cell-range-address="VM.I2:VM.I11" chart:label-cell-address="VM.I1:VM.I1" chart:class="chart:area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11">11:39:42</text:p>
              </table:table-cell>
              <table:table-cell office:value-type="float" office:value="-1">
                <text:p text:id="VM.H2:VM.H11">-1</text:p>
              </table:table-cell>
              <table:table-cell office:value-type="float" office:value="-1">
                <text:p text:id="VM.I2:VM.I11">-1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262cm" svg:y="0.256cm" chart:style-name="ch2">
          <text:p>Swap-space activity (kBytes/sec) ubuntuServer 9/30/2011</text:p>
        </chart:title>
        <chart:legend chart:legend-position="end" svg:x="32.918cm" svg:y="5.834cm" chart:style-name="ch3"/>
        <chart:plot-area chart:style-name="ch4" table:cell-range-address="VM.A2:VM.A11 VM.J1:VM.K11" chart:data-source-has-labels="both" svg:x="0.713cm" svg:y="1.281cm" svg:width="31.493cm" svg:height="11.045cm">
          <chart:axis chart:dimension="x" chart:name="primary-x" chart:style-name="ch5">
            <chart:categories table:cell-range-address="VM.A2:VM.A11"/>
          </chart:axis>
          <chart:axis chart:dimension="y" chart:name="primary-y" chart:style-name="ch6"/>
          <chart:series chart:style-name="ch7" chart:values-cell-range-address="VM.J2:VM.J11" chart:label-cell-address="VM.J1:VM.J1" chart:class="chart:area">
            <chart:data-point chart:repeated="10"/>
          </chart:series>
          <chart:series chart:style-name="ch8" chart:values-cell-range-address="VM.K2:VM.K11" chart:label-cell-address="VM.K1:VM.K1" chart:class="chart:area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11">11:39:42</text:p>
              </table:table-cell>
              <table:table-cell office:value-type="float" office:value="-1">
                <text:p text:id="VM.J2:VM.J11">-1</text:p>
              </table:table-cell>
              <table:table-cell office:value-type="float" office:value="-1">
                <text:p text:id="VM.K2:VM.K11">-1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legend chart:legend-position="end" svg:x="33.421cm" svg:y="6.068cm" chart:style-name="ch2"/>
        <chart:plot-area chart:style-name="ch3" table:cell-range-address="CPU_ALL.A2:CPU_ALL.A11 CPU_ALL.G1:CPU_ALL.G11" chart:data-source-has-labels="both" svg:x="0.713cm" svg:y="0.256cm" svg:width="31.996cm" svg:height="12.07cm">
          <chart:axis chart:dimension="x" chart:name="primary-x" chart:style-name="ch4">
            <chart:categories table:cell-range-address="CPU_ALL.A2:CPU_ALL.A11"/>
          </chart:axis>
          <chart:axis chart:dimension="y" chart:name="primary-y" chart:style-name="ch5"/>
          <chart:series chart:style-name="ch6" chart:values-cell-range-address="CPU_ALL.G2:CPU_ALL.G11" chart:label-cell-address="CPU_ALL.G1:CPU_ALL.G1" chart:class="chart:area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11">11:39:42</text:p>
              </table:table-cell>
              <table:table-cell office:value-type="float" office:value="4">
                <text:p text:id="CPU_ALL.G2:CPU_ALL.G11">4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1 JMeter_Test_90_Threads  9/30/2011</text:p>
        </chart:title>
        <chart:legend chart:legend-position="end" svg:x="33.209cm" svg:y="5.599cm" chart:style-name="ch3"/>
        <chart:plot-area chart:style-name="ch4" table:cell-range-address="CPU01.A1:CPU01.D11" chart:data-source-has-labels="both" svg:x="0.713cm" svg:y="1.281cm" svg:width="31.784cm" svg:height="11.044cm">
          <chart:axis chart:dimension="x" chart:name="primary-x" chart:style-name="ch5">
            <chart:categories table:cell-range-address="CPU01.A2:CPU01.A11"/>
          </chart:axis>
          <chart:axis chart:dimension="y" chart:name="primary-y" chart:style-name="ch6"/>
          <chart:series chart:style-name="ch7" chart:values-cell-range-address="CPU01.B2:CPU01.B11" chart:label-cell-address="CPU01.B1:CPU01.B1" chart:class="chart:area">
            <chart:data-point chart:repeated="10"/>
          </chart:series>
          <chart:series chart:style-name="ch8" chart:values-cell-range-address="CPU01.C2:CPU01.C11" chart:label-cell-address="CPU01.C1:CPU01.C1" chart:class="chart:area">
            <chart:data-point chart:repeated="10"/>
          </chart:series>
          <chart:series chart:style-name="ch9" chart:values-cell-range-address="CPU01.D2:CPU01.D11" chart:label-cell-address="CPU01.D1:CPU01.D1" chart:class="chart:area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11">11:39:42</text:p>
              </table:table-cell>
              <table:table-cell office:value-type="float" office:value="4.5">
                <text:p text:id="CPU01.B2:CPU01.B11">4.5</text:p>
              </table:table-cell>
              <table:table-cell office:value-type="float" office:value="1.2">
                <text:p text:id="CPU01.C2:CPU01.C11">1.2</text:p>
              </table:table-cell>
              <table:table-cell office:value-type="float" office:value="1.5">
                <text:p text:id="CPU01.D2:CPU01.D11">1.5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40">
                <text:p>40</text:p>
              </table:table-cell>
              <table:table-cell office:value-type="float" office:value="11.9">
                <text:p>11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17">
                <text:p>17</text:p>
              </table:table-cell>
              <table:table-cell office:value-type="float" office:value="8.2">
                <text:p>8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40.9">
                <text:p>40.9</text:p>
              </table:table-cell>
              <table:table-cell office:value-type="float" office:value="15.9">
                <text:p>15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31.4">
                <text:p>31.4</text:p>
              </table:table-cell>
              <table:table-cell office:value-type="float" office:value="13.2">
                <text:p>13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31.7">
                <text:p>31.7</text:p>
              </table:table-cell>
              <table:table-cell office:value-type="float" office:value="8.4">
                <text:p>8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2 JMeter_Test_90_Threads  9/30/2011</text:p>
        </chart:title>
        <chart:legend chart:legend-position="end" svg:x="33.209cm" svg:y="5.599cm" chart:style-name="ch3"/>
        <chart:plot-area chart:style-name="ch4" table:cell-range-address="CPU02.A1:CPU02.D11" chart:data-source-has-labels="both" svg:x="0.713cm" svg:y="1.281cm" svg:width="31.784cm" svg:height="11.044cm">
          <chart:axis chart:dimension="x" chart:name="primary-x" chart:style-name="ch5">
            <chart:categories table:cell-range-address="CPU02.A2:CPU02.A11"/>
          </chart:axis>
          <chart:axis chart:dimension="y" chart:name="primary-y" chart:style-name="ch6"/>
          <chart:series chart:style-name="ch7" chart:values-cell-range-address="CPU02.B2:CPU02.B11" chart:label-cell-address="CPU02.B1:CPU02.B1" chart:class="chart:area">
            <chart:data-point chart:repeated="10"/>
          </chart:series>
          <chart:series chart:style-name="ch8" chart:values-cell-range-address="CPU02.C2:CPU02.C11" chart:label-cell-address="CPU02.C1:CPU02.C1" chart:class="chart:area">
            <chart:data-point chart:repeated="10"/>
          </chart:series>
          <chart:series chart:style-name="ch9" chart:values-cell-range-address="CPU02.D2:CPU02.D11" chart:label-cell-address="CPU02.D1:CPU02.D1" chart:class="chart:area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11">11:39:42</text:p>
              </table:table-cell>
              <table:table-cell office:value-type="float" office:value="3.9">
                <text:p text:id="CPU02.B2:CPU02.B11">3.9</text:p>
              </table:table-cell>
              <table:table-cell office:value-type="float" office:value="1.1">
                <text:p text:id="CPU02.C2:CPU02.C11">1.1</text:p>
              </table:table-cell>
              <table:table-cell office:value-type="float" office:value="1.2">
                <text:p text:id="CPU02.D2:CPU02.D11">1.2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2.7">
                <text:p>2.7</text:p>
              </table:table-cell>
              <table:table-cell office:value-type="float" office:value="0.7">
                <text:p>0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42.4">
                <text:p>42.4</text:p>
              </table:table-cell>
              <table:table-cell office:value-type="float" office:value="13.3">
                <text:p>13.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21.7">
                <text:p>21.7</text:p>
              </table:table-cell>
              <table:table-cell office:value-type="float" office:value="9">
                <text:p>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33.9">
                <text:p>33.9</text:p>
              </table:table-cell>
              <table:table-cell office:value-type="float" office:value="15.6">
                <text:p>15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39.9">
                <text:p>39.9</text:p>
              </table:table-cell>
              <table:table-cell office:value-type="float" office:value="10">
                <text:p>1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46.7">
                <text:p>46.7</text:p>
              </table:table-cell>
              <table:table-cell office:value-type="float" office:value="9.7">
                <text:p>9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3 JMeter_Test_90_Threads  9/30/2011</text:p>
        </chart:title>
        <chart:legend chart:legend-position="end" svg:x="33.209cm" svg:y="5.599cm" chart:style-name="ch3"/>
        <chart:plot-area chart:style-name="ch4" table:cell-range-address="CPU03.A1:CPU03.D11" chart:data-source-has-labels="both" svg:x="0.713cm" svg:y="1.281cm" svg:width="31.784cm" svg:height="11.044cm">
          <chart:axis chart:dimension="x" chart:name="primary-x" chart:style-name="ch5">
            <chart:categories table:cell-range-address="CPU03.A2:CPU03.A11"/>
          </chart:axis>
          <chart:axis chart:dimension="y" chart:name="primary-y" chart:style-name="ch6"/>
          <chart:series chart:style-name="ch7" chart:values-cell-range-address="CPU03.B2:CPU03.B11" chart:label-cell-address="CPU03.B1:CPU03.B1" chart:class="chart:area">
            <chart:data-point chart:repeated="10"/>
          </chart:series>
          <chart:series chart:style-name="ch8" chart:values-cell-range-address="CPU03.C2:CPU03.C11" chart:label-cell-address="CPU03.C1:CPU03.C1" chart:class="chart:area">
            <chart:data-point chart:repeated="10"/>
          </chart:series>
          <chart:series chart:style-name="ch9" chart:values-cell-range-address="CPU03.D2:CPU03.D11" chart:label-cell-address="CPU03.D1:CPU03.D1" chart:class="chart:area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11">11:39:42</text:p>
              </table:table-cell>
              <table:table-cell office:value-type="float" office:value="3.4">
                <text:p text:id="CPU03.B2:CPU03.B11">3.4</text:p>
              </table:table-cell>
              <table:table-cell office:value-type="float" office:value="1">
                <text:p text:id="CPU03.C2:CPU03.C11">1</text:p>
              </table:table-cell>
              <table:table-cell office:value-type="float" office:value="0.4">
                <text:p text:id="CPU03.D2:CPU03.D11">0.4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2.5">
                <text:p>2.5</text:p>
              </table:table-cell>
              <table:table-cell office:value-type="float" office:value="0.7">
                <text:p>0.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46.5">
                <text:p>46.5</text:p>
              </table:table-cell>
              <table:table-cell office:value-type="float" office:value="10.1">
                <text:p>10.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30.5">
                <text:p>30.5</text:p>
              </table:table-cell>
              <table:table-cell office:value-type="float" office:value="9.9">
                <text:p>9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46.2">
                <text:p>46.2</text:p>
              </table:table-cell>
              <table:table-cell office:value-type="float" office:value="15">
                <text:p>1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42.9">
                <text:p>42.9</text:p>
              </table:table-cell>
              <table:table-cell office:value-type="float" office:value="14.3">
                <text:p>14.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35.7">
                <text:p>35.7</text:p>
              </table:table-cell>
              <table:table-cell office:value-type="float" office:value="9.3">
                <text:p>9.3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4 JMeter_Test_90_Threads  9/30/2011</text:p>
        </chart:title>
        <chart:legend chart:legend-position="end" svg:x="33.209cm" svg:y="5.599cm" chart:style-name="ch3"/>
        <chart:plot-area chart:style-name="ch4" table:cell-range-address="CPU04.A1:CPU04.D11" chart:data-source-has-labels="both" svg:x="0.713cm" svg:y="1.281cm" svg:width="31.784cm" svg:height="11.044cm">
          <chart:axis chart:dimension="x" chart:name="primary-x" chart:style-name="ch5">
            <chart:categories table:cell-range-address="CPU04.A2:CPU04.A11"/>
          </chart:axis>
          <chart:axis chart:dimension="y" chart:name="primary-y" chart:style-name="ch6"/>
          <chart:series chart:style-name="ch7" chart:values-cell-range-address="CPU04.B2:CPU04.B11" chart:label-cell-address="CPU04.B1:CPU04.B1" chart:class="chart:area">
            <chart:data-point chart:repeated="10"/>
          </chart:series>
          <chart:series chart:style-name="ch8" chart:values-cell-range-address="CPU04.C2:CPU04.C11" chart:label-cell-address="CPU04.C1:CPU04.C1" chart:class="chart:area">
            <chart:data-point chart:repeated="10"/>
          </chart:series>
          <chart:series chart:style-name="ch9" chart:values-cell-range-address="CPU04.D2:CPU04.D11" chart:label-cell-address="CPU04.D1:CPU04.D1" chart:class="chart:area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11">11:39:42</text:p>
              </table:table-cell>
              <table:table-cell office:value-type="float" office:value="3.6">
                <text:p text:id="CPU04.B2:CPU04.B11">3.6</text:p>
              </table:table-cell>
              <table:table-cell office:value-type="float" office:value="1.3">
                <text:p text:id="CPU04.C2:CPU04.C11">1.3</text:p>
              </table:table-cell>
              <table:table-cell office:value-type="float" office:value="3">
                <text:p text:id="CPU04.D2:CPU04.D11">3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43.8">
                <text:p>43.8</text:p>
              </table:table-cell>
              <table:table-cell office:value-type="float" office:value="16.2">
                <text:p>16.2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34.1">
                <text:p>34.1</text:p>
              </table:table-cell>
              <table:table-cell office:value-type="float" office:value="11.8">
                <text:p>11.8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37.5">
                <text:p>37.5</text:p>
              </table:table-cell>
              <table:table-cell office:value-type="float" office:value="18.7">
                <text:p>18.7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38.5">
                <text:p>38.5</text:p>
              </table:table-cell>
              <table:table-cell office:value-type="float" office:value="14.2">
                <text:p>14.2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44.2">
                <text:p>44.2</text:p>
              </table:table-cell>
              <table:table-cell office:value-type="float" office:value="12.2">
                <text:p>12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30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6.83">
                <text:p text:id="CPU_SUMM.B2:CPU_SUMM.B5">16.83</text:p>
              </table:table-cell>
              <table:table-cell office:value-type="float" office:value="6.01">
                <text:p text:id="CPU_SUMM.C2:CPU_SUMM.C5">6.01</text:p>
              </table:table-cell>
              <table:table-cell office:value-type="float" office:value="3.18">
                <text:p text:id="CPU_SUMM.D2:CPU_SUMM.D5">3.18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9.12">
                <text:p>19.12</text:p>
              </table:table-cell>
              <table:table-cell office:value-type="float" office:value="5.95">
                <text:p>5.9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0.77">
                <text:p>20.77</text:p>
              </table:table-cell>
              <table:table-cell office:value-type="float" office:value="6.03">
                <text:p>6.03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0.48">
                <text:p>20.48</text:p>
              </table:table-cell>
              <table:table-cell office:value-type="float" office:value="7.76">
                <text:p>7.76</text:p>
              </table:table-cell>
              <table:table-cell office:value-type="float" office:value="14.7">
                <text:p>1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849cm" svg:y="0.256cm" chart:style-name="ch2">
          <text:p>Disk total KB/s JMeter_Test_90_Threads - 9/30/2011</text:p>
        </chart:title>
        <chart:legend chart:legend-position="end" svg:x="31.793cm" svg:y="5.599cm" chart:style-name="ch3"/>
        <chart:plot-area chart:style-name="ch4" table:cell-range-address="DISK_SUMM.A2:DISK_SUMM.D11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11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11" chart:label-cell-address="DISK_SUMM.B1:DISK_SUMM.B1" chart:class="chart:area">
            <chart:data-point chart:repeated="10"/>
          </chart:series>
          <chart:series chart:attached-axis="primary-y" chart:style-name="ch11" chart:values-cell-range-address="DISK_SUMM.C2:DISK_SUMM.C11" chart:label-cell-address="DISK_SUMM.C1:DISK_SUMM.C1" chart:class="chart:area">
            <chart:data-point chart:repeated="10"/>
          </chart:series>
          <chart:series chart:attached-axis="secondary-y" chart:style-name="ch12" chart:values-cell-range-address="DISK_SUMM.D2:DISK_SUMM.D1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11">11:39:42</text:p>
              </table:table-cell>
              <table:table-cell office:value-type="float" office:value="0">
                <text:p text:id="DISK_SUMM.B2:DISK_SUMM.B11">0</text:p>
              </table:table-cell>
              <table:table-cell office:value-type="float" office:value="14.6">
                <text:p text:id="DISK_SUMM.C2:DISK_SUMM.C11">14.6</text:p>
              </table:table-cell>
              <table:table-cell office:value-type="float" office:value="3.6">
                <text:p text:id="DISK_SUMM.D2:DISK_SUMM.D11">3.6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0">
                <text:p>0</text:p>
              </table:table-cell>
              <table:table-cell office:value-type="float" office:value="706.2">
                <text:p>706.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0">
                <text:p>0</text:p>
              </table:table-cell>
              <table:table-cell office:value-type="float" office:value="3127.6">
                <text:p>3127.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0">
                <text:p>0</text:p>
              </table:table-cell>
              <table:table-cell office:value-type="float" office:value="7029.6">
                <text:p>7029.6</text:p>
              </table:table-cell>
              <table:table-cell office:value-type="float" office:value="392.6">
                <text:p>392.6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0">
                <text:p>0</text:p>
              </table:table-cell>
              <table:table-cell office:value-type="float" office:value="4759">
                <text:p>4759</text:p>
              </table:table-cell>
              <table:table-cell office:value-type="float" office:value="343.2">
                <text:p>343.2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0.2">
                <text:p>0.2</text:p>
              </table:table-cell>
              <table:table-cell office:value-type="float" office:value="6128">
                <text:p>6128</text:p>
              </table:table-cell>
              <table:table-cell office:value-type="float" office:value="332.4">
                <text:p>332.4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0">
                <text:p>0</text:p>
              </table:table-cell>
              <table:table-cell office:value-type="float" office:value="4935.8">
                <text:p>4935.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0">
                <text:p>0</text:p>
              </table:table-cell>
              <table:table-cell office:value-type="float" office:value="207.4">
                <text:p>207.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8cm" xlink:href=".." chart:class="chart:bar" chart:style-name="ch1">
        <chart:title svg:x="10.942cm" svg:y="0.256cm" chart:style-name="ch2">
          <text:p>Disk total KB/s JMeter_Test_90_Threads  9/30/2011</text:p>
        </chart:title>
        <chart:legend chart:legend-position="end" svg:x="33.168cm" svg:y="5.6cm" chart:style-name="ch3"/>
        <chart:plot-area chart:style-name="ch4" table:cell-range-address="DISK_SUMM.B1:DISK_SUMM.D1 DISK_SUMM.A13:DISK_SUMM.D15" chart:data-source-has-labels="both" svg:x="0.711cm" svg:y="1.281cm" svg:width="31.747cm" svg:height="11.045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13:DISK_SUMM.D13" chart:label-cell-address="DISK_SUMM.A13:DISK_SUMM.A13" chart:class="chart:bar">
            <chart:data-point chart:repeated="3"/>
          </chart:series>
          <chart:series chart:style-name="ch9" chart:values-cell-range-address="DISK_SUMM.B14:DISK_SUMM.D14" chart:label-cell-address="DISK_SUMM.A14:DISK_SUMM.A14" chart:class="chart:bar">
            <chart:data-point chart:repeated="3"/>
          </chart:series>
          <chart:series chart:style-name="ch10" chart:values-cell-range-address="DISK_SUMM.B15:DISK_SUMM.D15" chart:label-cell-address="DISK_SUMM.A15:DISK_SUMM.A1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13:DISK_SUMM.A13">Avg.</text:p>
              </table:table-cell>
              <table:table-cell office:value-type="float" office:value="0.02">
                <text:p text:id="DISK_SUMM.B13:DISK_SUMM.D13">0.02</text:p>
              </table:table-cell>
              <table:table-cell office:value-type="float" office:value="2692.86">
                <text:p>2692.86</text:p>
              </table:table-cell>
              <table:table-cell office:value-type="float" office:value="175.84">
                <text:p>175.84</text:p>
              </table:table-cell>
            </table:table-row>
            <table:table-row>
              <table:table-cell office:value-type="string">
                <text:p text:id="DISK_SUMM.A14:DISK_SUMM.A14">WAvg.</text:p>
              </table:table-cell>
              <table:table-cell office:value-type="float" office:value="0.18">
                <text:p text:id="DISK_SUMM.B14:DISK_SUMM.D14">0.18</text:p>
              </table:table-cell>
              <table:table-cell office:value-type="float" office:value="2665.828958208">
                <text:p>2665.828958208</text:p>
              </table:table-cell>
              <table:table-cell office:value-type="float" office:value="142.118325750682">
                <text:p>142.118325750682</text:p>
              </table:table-cell>
            </table:table-row>
            <table:table-row>
              <table:table-cell office:value-type="string">
                <text:p text:id="DISK_SUMM.A15:DISK_SUMM.A15">Max.</text:p>
              </table:table-cell>
              <table:table-cell office:value-type="float" office:value="0">
                <text:p text:id="DISK_SUMM.B15:DISK_SUMM.D15">0</text:p>
              </table:table-cell>
              <table:table-cell office:value-type="float" office:value="1670.911041792">
                <text:p>1670.911041792</text:p>
              </table:table-cell>
              <table:table-cell office:value-type="float" office:value="74.6416742493176">
                <text:p>74.64167424931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812cm" svg:y="0.256cm" chart:style-name="ch2">
          <text:p>Disk Block Size JMeter_Test_90_Threads (Kbytes)  9/30/2011</text:p>
        </chart:title>
        <chart:legend chart:legend-position="end" svg:x="33.024cm" svg:y="5.599cm" chart:style-name="ch3"/>
        <chart:plot-area chart:style-name="ch4" table:cell-range-address="DISKBSIZE.B1:DISKBSIZE.F1 DISKBSIZE.B13:DISKBSIZE.F15" chart:data-source-has-labels="row" svg:x="0.712cm" svg:y="1.281cm" svg:width="31.601cm" svg:height="11.044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13:DISKBSIZE.F13" chart:class="chart:bar">
            <chart:data-point chart:repeated="5"/>
          </chart:series>
          <chart:series chart:style-name="ch9" chart:values-cell-range-address="DISKBSIZE.B14:DISKBSIZE.F14" chart:class="chart:bar">
            <chart:data-point chart:repeated="5"/>
          </chart:series>
          <chart:series chart:style-name="ch10" chart:values-cell-range-address="DISKBSIZE.B15:DISKBSIZE.F1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3</text:p>
              </table:table-cell>
              <table:table-cell office:value-type="float" office:value="13.7">
                <text:p text:id="DISKBSIZE.B13:DISKBSIZE.F13">13.7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4</text:p>
              </table:table-cell>
              <table:table-cell office:value-type="float" office:value="3.99839416058394">
                <text:p text:id="DISKBSIZE.B14:DISKBSIZE.F14">3.99839416058394</text:p>
              </table:table-cell>
              <table:table-cell office:value-type="float" office:value="3.99839416058394">
                <text:p>3.99839416058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5</text:p>
              </table:table-cell>
              <table:table-cell office:value-type="float" office:value="12.8016058394161">
                <text:p text:id="DISKBSIZE.B15:DISKBSIZE.F15">12.8016058394161</text:p>
              </table:table-cell>
              <table:table-cell office:value-type="float" office:value="12.8016058394161">
                <text:p>12.8016058394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9.812cm" svg:y="0.256cm" chart:style-name="ch2">
          <text:p>Disk Block Size JMeter_Test_90_Threads (Kbytes)  9/30/2011</text:p>
        </chart:title>
        <chart:legend chart:legend-position="end" svg:x="33.368cm" svg:y="5.132cm" chart:style-name="ch3"/>
        <chart:plot-area chart:style-name="ch4" table:cell-range-address="DISKBSIZE.A1:DISKBSIZE.F11" chart:data-source-has-labels="both" svg:x="0.712cm" svg:y="1.281cm" svg:width="31.945cm" svg:height="11.045cm">
          <chart:axis chart:dimension="x" chart:name="primary-x" chart:style-name="ch5">
            <chart:categories table:cell-range-address="DISKBSIZE.A2:DISKBSIZE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11" chart:label-cell-address="DISKBSIZE.B1:DISKBSIZE.B1" chart:class="chart:line">
            <chart:data-point chart:repeated="10"/>
          </chart:series>
          <chart:series chart:style-name="ch9" chart:values-cell-range-address="DISKBSIZE.C2:DISKBSIZE.C11" chart:label-cell-address="DISKBSIZE.C1:DISKBSIZE.C1" chart:class="chart:line">
            <chart:data-point chart:repeated="10"/>
          </chart:series>
          <chart:series chart:style-name="ch10" chart:values-cell-range-address="DISKBSIZE.D2:DISKBSIZE.D11" chart:label-cell-address="DISKBSIZE.D1:DISKBSIZE.D1" chart:class="chart:line">
            <chart:data-point chart:repeated="10"/>
          </chart:series>
          <chart:series chart:style-name="ch11" chart:values-cell-range-address="DISKBSIZE.E2:DISKBSIZE.E11" chart:label-cell-address="DISKBSIZE.E1:DISKBSIZE.E1" chart:class="chart:line">
            <chart:data-point chart:repeated="10"/>
          </chart:series>
          <chart:series chart:style-name="ch12" chart:values-cell-range-address="DISKBSIZE.F2:DISKBSIZE.F11" chart:label-cell-address="DISKBSIZE.F1:DISKBSIZE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11">11:39:42</text:p>
              </table:table-cell>
              <table:table-cell office:value-type="float" office:value="4">
                <text:p text:id="DISKBSIZE.B2:DISKBSIZE.B11">4</text:p>
              </table:table-cell>
              <table:table-cell office:value-type="float" office:value="4">
                <text:p text:id="DISKBSIZE.C2:DISKBSIZE.C11">4</text:p>
              </table:table-cell>
              <table:table-cell office:value-type="float" office:value="0">
                <text:p text:id="DISKBSIZE.D2:DISKBSIZE.D11">0</text:p>
              </table:table-cell>
              <table:table-cell office:value-type="float" office:value="0">
                <text:p text:id="DISKBSIZE.E2:DISKBSIZE.E11">0</text:p>
              </table:table-cell>
              <table:table-cell office:value-type="float" office:value="0">
                <text:p text:id="DISKBSIZE.F2:DISKBSIZE.F11">0</text:p>
              </table:table-cell>
            </table:table-row>
            <table:table-row>
              <table:table-cell office:value-type="string">
                <text:p>11:40: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42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12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42</text:p>
              </table:table-cell>
              <table:table-cell office:value-type="float" office:value="13.9">
                <text:p>13.9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12</text:p>
              </table:table-cell>
              <table:table-cell office:value-type="float" office:value="18.4">
                <text:p>18.4</text:p>
              </table:table-cell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2:42</text:p>
              </table:table-cell>
              <table:table-cell office:value-type="float" office:value="17.1">
                <text:p>17.1</text:p>
              </table:table-cell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12</text:p>
              </table:table-cell>
              <table:table-cell office:value-type="float" office:value="30.5">
                <text:p>30.5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3:42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12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1.387cm" svg:y="0.256cm" chart:style-name="ch2">
          <text:p>Disk %Busy JMeter_Test_90_Threads  9/30/2011</text:p>
        </chart:title>
        <chart:legend chart:legend-position="end" svg:x="33.024cm" svg:y="5.599cm" chart:style-name="ch3"/>
        <chart:plot-area chart:style-name="ch4" table:cell-range-address="DISKBUSY.B1:DISKBUSY.F1 DISKBUSY.B13:DISKBUSY.F15" chart:data-source-has-labels="row" svg:x="0.712cm" svg:y="1.281cm" svg:width="31.601cm" svg:height="11.044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13:DISKBUSY.F13" chart:class="chart:bar">
            <chart:data-point chart:repeated="5"/>
          </chart:series>
          <chart:series chart:style-name="ch9" chart:values-cell-range-address="DISKBUSY.B14:DISKBUSY.F14" chart:class="chart:bar">
            <chart:data-point chart:repeated="5"/>
          </chart:series>
          <chart:series chart:style-name="ch10" chart:values-cell-range-address="DISKBUSY.B15:DISKBUSY.F1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3</text:p>
              </table:table-cell>
              <table:table-cell office:value-type="float" office:value="33.44">
                <text:p text:id="DISKBUSY.B13:DISKBUSY.F13">33.44</text:p>
              </table:table-cell>
              <table:table-cell office:value-type="float" office:value="33.53">
                <text:p>33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4</text:p>
              </table:table-cell>
              <table:table-cell office:value-type="float" office:value="28.494509569378">
                <text:p text:id="DISKBUSY.B14:DISKBUSY.F14">28.494509569378</text:p>
              </table:table-cell>
              <table:table-cell office:value-type="float" office:value="28.2017924246943">
                <text:p>28.2017924246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5</text:p>
              </table:table-cell>
              <table:table-cell office:value-type="float" office:value="16.665490430622">
                <text:p text:id="DISKBUSY.B15:DISKBUSY.F15">16.665490430622</text:p>
              </table:table-cell>
              <table:table-cell office:value-type="float" office:value="16.8682075753057">
                <text:p>16.8682075753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